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02in"/>
    </style:style>
    <style:style style:name="co2" style:family="table-column">
      <style:table-column-properties fo:break-before="auto" style:column-width="1.4402in"/>
    </style:style>
    <style:style style:name="co3" style:family="table-column">
      <style:table-column-properties fo:break-before="auto" style:column-width="0.6728in"/>
    </style:style>
    <style:style style:name="co4" style:family="table-column">
      <style:table-column-properties fo:break-before="auto" style:column-width="0.656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Contestan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54" style:base-cell-address="Contestants.C1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54" style:base-cell-address="Contestants.C1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54" style:base-cell-address="Contestants.C1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98" style:base-cell-address="Contestants.C61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91" style:base-cell-address="Contestants.C62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84" style:base-cell-address="Contestants.C63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77" style:base-cell-address="Contestants.C64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70" style:base-cell-address="Contestants.C65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63" style:base-cell-address="Contestants.C66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56" style:base-cell-address="Contestants.C67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9" style:base-cell-address="Contestants.C68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2" style:base-cell-address="Contestants.C69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35" style:base-cell-address="Contestants.C70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8" style:base-cell-address="Contestants.C71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1" style:base-cell-address="Contestants.C72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4" style:base-cell-address="Contestants.C73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7" style:base-cell-address="Contestants.C74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54" style:base-cell-address="Contestants.C1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98" style:base-cell-address="Contestants.C61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91" style:base-cell-address="Contestants.C62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84" style:base-cell-address="Contestants.C63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77" style:base-cell-address="Contestants.C64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70" style:base-cell-address="Contestants.C65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63" style:base-cell-address="Contestants.C66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56" style:base-cell-address="Contestants.C67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9" style:base-cell-address="Contestants.C68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2" style:base-cell-address="Contestants.C69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35" style:base-cell-address="Contestants.C70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8" style:base-cell-address="Contestants.C71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1" style:base-cell-address="Contestants.C72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4" style:base-cell-address="Contestants.C73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7" style:base-cell-address="Contestants.C74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54" style:base-cell-address="Contestants.C1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54" style:base-cell-address="Contestants.C1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98" style:base-cell-address="Contestants.C61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91" style:base-cell-address="Contestants.C62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84" style:base-cell-address="Contestants.C63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77" style:base-cell-address="Contestants.C64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70" style:base-cell-address="Contestants.C65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63" style:base-cell-address="Contestants.C66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56" style:base-cell-address="Contestants.C67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9" style:base-cell-address="Contestants.C68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2" style:base-cell-address="Contestants.C69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35" style:base-cell-address="Contestants.C70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8" style:base-cell-address="Contestants.C71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1" style:base-cell-address="Contestants.C72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4" style:base-cell-address="Contestants.C73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7" style:base-cell-address="Contestants.C74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54" style:base-cell-address="Contestants.C1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54" style:base-cell-address="Contestants.C1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98" style:base-cell-address="Contestants.C61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91" style:base-cell-address="Contestants.C62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84" style:base-cell-address="Contestants.C63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77" style:base-cell-address="Contestants.C64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70" style:base-cell-address="Contestants.C65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63" style:base-cell-address="Contestants.C66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56" style:base-cell-address="Contestants.C67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9" style:base-cell-address="Contestants.C68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2" style:base-cell-address="Contestants.C69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35" style:base-cell-address="Contestants.C70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8" style:base-cell-address="Contestants.C71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1" style:base-cell-address="Contestants.C72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4" style:base-cell-address="Contestants.C73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7" style:base-cell-address="Contestants.C74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53" style:base-cell-address="Contestants.G41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04" style:base-cell-address="Contestants.G60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97" style:base-cell-address="Contestants.G61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90" style:base-cell-address="Contestants.G62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83" style:base-cell-address="Contestants.G63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76" style:base-cell-address="Contestants.G64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69" style:base-cell-address="Contestants.G65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62" style:base-cell-address="Contestants.G66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55" style:base-cell-address="Contestants.G67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8" style:base-cell-address="Contestants.G68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1" style:base-cell-address="Contestants.G69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34" style:base-cell-address="Contestants.G70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7" style:base-cell-address="Contestants.G71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0" style:base-cell-address="Contestants.G72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3" style:base-cell-address="Contestants.G73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6" style:base-cell-address="Contestants.G74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03" style:base-cell-address="Contestants.H60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96" style:base-cell-address="Contestants.H61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89" style:base-cell-address="Contestants.H62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82" style:base-cell-address="Contestants.H63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75" style:base-cell-address="Contestants.H64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68" style:base-cell-address="Contestants.H65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61" style:base-cell-address="Contestants.H66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54" style:base-cell-address="Contestants.H67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7" style:base-cell-address="Contestants.H68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0" style:base-cell-address="Contestants.H69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33" style:base-cell-address="Contestants.H70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6" style:base-cell-address="Contestants.H71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9" style:base-cell-address="Contestants.H72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2" style:base-cell-address="Contestants.H73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5" style:base-cell-address="Contestants.H74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02" style:base-cell-address="Contestants.I60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95" style:base-cell-address="Contestants.I61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88" style:base-cell-address="Contestants.I62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81" style:base-cell-address="Contestants.I63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74" style:base-cell-address="Contestants.I64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67" style:base-cell-address="Contestants.I65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60" style:base-cell-address="Contestants.I66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53" style:base-cell-address="Contestants.I67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6" style:base-cell-address="Contestants.I68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39" style:base-cell-address="Contestants.I69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32" style:base-cell-address="Contestants.I70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5" style:base-cell-address="Contestants.I71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8" style:base-cell-address="Contestants.I72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1" style:base-cell-address="Contestants.I73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" style:base-cell-address="Contestants.I74"/>
    </style:style>
    <style:style style:name="ce1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01" style:base-cell-address="Contestants.J60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94" style:base-cell-address="Contestants.J61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87" style:base-cell-address="Contestants.J62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80" style:base-cell-address="Contestants.J63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73" style:base-cell-address="Contestants.J64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66" style:base-cell-address="Contestants.J65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59" style:base-cell-address="Contestants.J66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52" style:base-cell-address="Contestants.J67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5" style:base-cell-address="Contestants.J68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38" style:base-cell-address="Contestants.J69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31" style:base-cell-address="Contestants.J70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4" style:base-cell-address="Contestants.J71"/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7" style:base-cell-address="Contestants.J72"/>
    </style:style>
    <style:style style:name="ce1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0" style:base-cell-address="Contestants.J73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3" style:base-cell-address="Contestants.J74"/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9" style:family="table-cell" style:parent-style-name="Default">
      <style:table-cell-properties fo:background-color="#ffe6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0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00" style:base-cell-address="Contestants.K60"/>
    </style:style>
    <style:style style:name="ce1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93" style:base-cell-address="Contestants.K61"/>
    </style: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86" style:base-cell-address="Contestants.K62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79" style:base-cell-address="Contestants.K63"/>
    </style:style>
    <style:style style:name="ce1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72" style:base-cell-address="Contestants.K64"/>
    </style:style>
    <style:style style:name="ce1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65" style:base-cell-address="Contestants.K65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58" style:base-cell-address="Contestants.K66"/>
    </style:style>
    <style:style style:name="ce1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51" style:base-cell-address="Contestants.K67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4" style:base-cell-address="Contestants.K68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37" style:base-cell-address="Contestants.K69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30" style:base-cell-address="Contestants.K70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3" style:base-cell-address="Contestants.K71"/>
    </style:style>
    <style:style style:name="ce1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6" style:base-cell-address="Contestants.K72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9" style:base-cell-address="Contestants.K73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" style:base-cell-address="Contestants.K74"/>
    </style:style>
    <style:style style:name="ce1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99" style:base-cell-address="Contestants.L60"/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92" style:base-cell-address="Contestants.L61"/>
    </style:style>
    <style:style style:name="ce1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85" style:base-cell-address="Contestants.L62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78" style:base-cell-address="Contestants.L63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71" style:base-cell-address="Contestants.L64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64" style:base-cell-address="Contestants.L65"/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57" style:base-cell-address="Contestants.L66"/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50" style:base-cell-address="Contestants.L67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3" style:base-cell-address="Contestants.L68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36" style:base-cell-address="Contestants.L69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9" style:base-cell-address="Contestants.L70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2" style:base-cell-address="Contestants.L71"/>
    </style:style>
    <style:style style:name="ce1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5" style:base-cell-address="Contestants.L72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8" style:base-cell-address="Contestants.L73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" style:base-cell-address="Contestants.L74"/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sta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1"/>
        <table:table-column table:style-name="co3" table:default-cell-style-name="ce65"/>
        <table:table-column table:style-name="co4" table:number-columns-repeated="4" table:default-cell-style-name="Default"/>
        <table:table-column table:style-name="co3" table:default-cell-style-name="ce135"/>
        <table:table-column table:style-name="co4" table:number-columns-repeated="1012" table:default-cell-style-name="Default"/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Contestant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table:style-name="ce33" office:value-type="string" calcext:value-type="string">
            <text:p>Week 3 1</text:p>
          </table:table-cell>
          <table:table-cell table:style-name="ce49" office:value-type="string" calcext:value-type="string">
            <text:p>Week 32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table:style-name="ce114" office:value-type="string" calcext:value-type="string">
            <text:p>Week 7 1</text:p>
          </table:table-cell>
          <table:table-cell table:style-name="ce135" office:value-type="string" calcext:value-type="string">
            <text:p>Week 7 2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Alayah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15" office:value-type="string" calcext:value-type="string">
            <text:p>X</text:p>
          </table:table-cell>
          <table:table-cell table:style-name="ce136" office:value-type="string" calcext:value-type="string">
            <text:p>X</text:p>
          </table:table-cell>
          <table:table-cell table:style-name="ce98" office:value-type="float" office:value="0" calcext:value-type="float">
            <text:p>0</text:p>
          </table:table-cell>
          <table:table-cell table:style-name="ce173" office:value-type="string" calcext:value-type="string">
            <text:p>X</text:p>
          </table:table-cell>
          <table:table-cell table:style-name="ce19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Alexa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15" office:value-type="string" calcext:value-type="string">
            <text:p>X</text:p>
          </table:table-cell>
          <table:table-cell table:style-name="ce136" office:value-type="string" calcext:value-type="string">
            <text:p>X</text:p>
          </table:table-cell>
          <table:table-cell table:style-name="ce98" office:value-type="float" office:value="0" calcext:value-type="float">
            <text:p>0</text:p>
          </table:table-cell>
          <table:table-cell table:style-name="ce173" office:value-type="string" calcext:value-type="string">
            <text:p>X</text:p>
          </table:table-cell>
          <table:table-cell table:style-name="ce19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Deandr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15" office:value-type="string" calcext:value-type="string">
            <text:p>X</text:p>
          </table:table-cell>
          <table:table-cell table:style-name="ce136" office:value-type="string" calcext:value-type="string">
            <text:p>X</text:p>
          </table:table-cell>
          <table:table-cell table:style-name="ce98" office:value-type="float" office:value="0" calcext:value-type="float">
            <text:p>0</text:p>
          </table:table-cell>
          <table:table-cell table:style-name="ce173" office:value-type="string" calcext:value-type="string">
            <text:p>X</text:p>
          </table:table-cell>
          <table:table-cell table:style-name="ce19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Hannah Ann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115" office:value-type="string" calcext:value-type="string">
            <text:p>X</text:p>
          </table:table-cell>
          <table:table-cell table:style-name="ce136" office:value-type="string" calcext:value-type="string">
            <text:p>X</text:p>
          </table:table-cell>
          <table:table-cell table:style-name="ce140" office:value-type="float" office:value="5" calcext:value-type="float">
            <text:p>5</text:p>
          </table:table-cell>
          <table:table-cell table:style-name="ce173" office:value-type="string" calcext:value-type="string">
            <text:p>X</text:p>
          </table:table-cell>
          <table:table-cell table:style-name="ce19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Jasmine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15" office:value-type="string" calcext:value-type="string">
            <text:p>X</text:p>
          </table:table-cell>
          <table:table-cell table:style-name="ce136" office:value-type="string" calcext:value-type="string">
            <text:p>X</text:p>
          </table:table-cell>
          <table:table-cell table:style-name="ce98" office:value-type="float" office:value="0" calcext:value-type="float">
            <text:p>0</text:p>
          </table:table-cell>
          <table:table-cell table:style-name="ce173" office:value-type="string" calcext:value-type="string">
            <text:p>X</text:p>
          </table:table-cell>
          <table:table-cell table:style-name="ce19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Kelley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15" office:value-type="string" calcext:value-type="string">
            <text:p>X</text:p>
          </table:table-cell>
          <table:table-cell table:style-name="ce136" office:value-type="string" calcext:value-type="string">
            <text:p>X</text:p>
          </table:table-cell>
          <table:table-cell table:style-name="ce98" office:value-type="float" office:value="0" calcext:value-type="float">
            <text:p>0</text:p>
          </table:table-cell>
          <table:table-cell table:style-name="ce173" office:value-type="string" calcext:value-type="string">
            <text:p>X</text:p>
          </table:table-cell>
          <table:table-cell table:style-name="ce19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Kelsey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15" office:value-type="string" calcext:value-type="string">
            <text:p>X</text:p>
          </table:table-cell>
          <table:table-cell table:style-name="ce136" office:value-type="string" calcext:value-type="string">
            <text:p>X</text:p>
          </table:table-cell>
          <table:table-cell table:style-name="ce139" office:value-type="float" office:value="1" calcext:value-type="float">
            <text:p>1</text:p>
          </table:table-cell>
          <table:table-cell table:style-name="ce173" office:value-type="string" calcext:value-type="string">
            <text:p>X</text:p>
          </table:table-cell>
          <table:table-cell table:style-name="ce19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Kiarr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15" office:value-type="string" calcext:value-type="string">
            <text:p>X</text:p>
          </table:table-cell>
          <table:table-cell table:style-name="ce136" office:value-type="string" calcext:value-type="string">
            <text:p>X</text:p>
          </table:table-cell>
          <table:table-cell table:style-name="ce98" office:value-type="float" office:value="0" calcext:value-type="float">
            <text:p>0</text:p>
          </table:table-cell>
          <table:table-cell table:style-name="ce173" office:value-type="string" calcext:value-type="string">
            <text:p>X</text:p>
          </table:table-cell>
          <table:table-cell table:style-name="ce19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Lex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15" office:value-type="string" calcext:value-type="string">
            <text:p>X</text:p>
          </table:table-cell>
          <table:table-cell table:style-name="ce136" office:value-type="string" calcext:value-type="string">
            <text:p>X</text:p>
          </table:table-cell>
          <table:table-cell table:style-name="ce98" office:value-type="float" office:value="0" calcext:value-type="float">
            <text:p>0</text:p>
          </table:table-cell>
          <table:table-cell table:style-name="ce173" office:value-type="string" calcext:value-type="string">
            <text:p>X</text:p>
          </table:table-cell>
          <table:table-cell table:style-name="ce19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Madison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115" office:value-type="string" calcext:value-type="string">
            <text:p>X</text:p>
          </table:table-cell>
          <table:table-cell table:style-name="ce136" office:value-type="string" calcext:value-type="string">
            <text:p>X</text:p>
          </table:table-cell>
          <table:table-cell table:style-name="ce139" office:value-type="float" office:value="3" calcext:value-type="float">
            <text:p>3</text:p>
          </table:table-cell>
          <table:table-cell table:style-name="ce173" office:value-type="string" calcext:value-type="string">
            <text:p>X</text:p>
          </table:table-cell>
          <table:table-cell table:style-name="ce19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Mykenna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15" office:value-type="string" calcext:value-type="string">
            <text:p>X</text:p>
          </table:table-cell>
          <table:table-cell table:style-name="ce136" office:value-type="string" calcext:value-type="string">
            <text:p>X</text:p>
          </table:table-cell>
          <table:table-cell table:style-name="ce98" office:value-type="float" office:value="0" calcext:value-type="float">
            <text:p>0</text:p>
          </table:table-cell>
          <table:table-cell table:style-name="ce173" office:value-type="string" calcext:value-type="string">
            <text:p>X</text:p>
          </table:table-cell>
          <table:table-cell table:style-name="ce19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Natasha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15" office:value-type="string" calcext:value-type="string">
            <text:p>X</text:p>
          </table:table-cell>
          <table:table-cell table:style-name="ce136" office:value-type="string" calcext:value-type="string">
            <text:p>X</text:p>
          </table:table-cell>
          <table:table-cell table:style-name="ce98" office:value-type="float" office:value="0" calcext:value-type="float">
            <text:p>0</text:p>
          </table:table-cell>
          <table:table-cell table:style-name="ce173" office:value-type="string" calcext:value-type="string">
            <text:p>X</text:p>
          </table:table-cell>
          <table:table-cell table:style-name="ce19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Sarah 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15" office:value-type="string" calcext:value-type="string">
            <text:p>X</text:p>
          </table:table-cell>
          <table:table-cell table:style-name="ce136" office:value-type="string" calcext:value-type="string">
            <text:p>X</text:p>
          </table:table-cell>
          <table:table-cell table:style-name="ce98" office:value-type="float" office:value="0" calcext:value-type="float">
            <text:p>0</text:p>
          </table:table-cell>
          <table:table-cell table:style-name="ce173" office:value-type="string" calcext:value-type="string">
            <text:p>X</text:p>
          </table:table-cell>
          <table:table-cell table:style-name="ce19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Savanna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15" office:value-type="string" calcext:value-type="string">
            <text:p>X</text:p>
          </table:table-cell>
          <table:table-cell table:style-name="ce136" office:value-type="string" calcext:value-type="string">
            <text:p>X</text:p>
          </table:table-cell>
          <table:table-cell table:style-name="ce98" office:value-type="float" office:value="0" calcext:value-type="float">
            <text:p>0</text:p>
          </table:table-cell>
          <table:table-cell table:style-name="ce173" office:value-type="string" calcext:value-type="string">
            <text:p>X</text:p>
          </table:table-cell>
          <table:table-cell table:style-name="ce19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Shian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15" office:value-type="string" calcext:value-type="string">
            <text:p>X</text:p>
          </table:table-cell>
          <table:table-cell table:style-name="ce136" office:value-type="string" calcext:value-type="string">
            <text:p>X</text:p>
          </table:table-cell>
          <table:table-cell table:style-name="ce98" office:value-type="float" office:value="0" calcext:value-type="float">
            <text:p>0</text:p>
          </table:table-cell>
          <table:table-cell table:style-name="ce173" office:value-type="string" calcext:value-type="string">
            <text:p>X</text:p>
          </table:table-cell>
          <table:table-cell table:style-name="ce19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Sydne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15" office:value-type="string" calcext:value-type="string">
            <text:p>X</text:p>
          </table:table-cell>
          <table:table-cell table:style-name="ce136" office:value-type="string" calcext:value-type="string">
            <text:p>X</text:p>
          </table:table-cell>
          <table:table-cell table:style-name="ce98" office:value-type="float" office:value="0" calcext:value-type="float">
            <text:p>0</text:p>
          </table:table-cell>
          <table:table-cell table:style-name="ce173" office:value-type="string" calcext:value-type="string">
            <text:p>X</text:p>
          </table:table-cell>
          <table:table-cell table:style-name="ce19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Tamm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15" office:value-type="string" calcext:value-type="string">
            <text:p>X</text:p>
          </table:table-cell>
          <table:table-cell table:style-name="ce136" office:value-type="string" calcext:value-type="string">
            <text:p>X</text:p>
          </table:table-cell>
          <table:table-cell table:style-name="ce98" office:value-type="float" office:value="0" calcext:value-type="float">
            <text:p>0</text:p>
          </table:table-cell>
          <table:table-cell table:style-name="ce173" office:value-type="string" calcext:value-type="string">
            <text:p>X</text:p>
          </table:table-cell>
          <table:table-cell table:style-name="ce19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Victoria F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115" office:value-type="string" calcext:value-type="string">
            <text:p>X</text:p>
          </table:table-cell>
          <table:table-cell table:style-name="ce136" office:value-type="string" calcext:value-type="string">
            <text:p>X</text:p>
          </table:table-cell>
          <table:table-cell table:style-name="ce139" office:value-type="float" office:value="2" calcext:value-type="float">
            <text:p>2</text:p>
          </table:table-cell>
          <table:table-cell table:style-name="ce173" office:value-type="string" calcext:value-type="string">
            <text:p>X</text:p>
          </table:table-cell>
          <table:table-cell table:style-name="ce19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Victoria P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15" office:value-type="string" calcext:value-type="string">
            <text:p>X</text:p>
          </table:table-cell>
          <table:table-cell table:style-name="ce136" office:value-type="string" calcext:value-type="string">
            <text:p>X</text:p>
          </table:table-cell>
          <table:table-cell table:style-name="ce98" office:value-type="float" office:value="0" calcext:value-type="float">
            <text:p>0</text:p>
          </table:table-cell>
          <table:table-cell table:style-name="ce173" office:value-type="string" calcext:value-type="string">
            <text:p>X</text:p>
          </table:table-cell>
          <table:table-cell table:style-name="ce19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oject Runway</text:p>
          </table:table-cell>
          <table:table-cell office:value-type="string" calcext:value-type="string">
            <text:p>Brittan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116" office:value-type="string" calcext:value-type="string">
            <text:p>X</text:p>
          </table:table-cell>
          <table:table-cell table:style-name="ce137" office:value-type="string" calcext:value-type="string">
            <text:p>X</text:p>
          </table:table-cell>
          <table:table-cell table:style-name="ce98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style-name="ce19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oject Runway</text:p>
          </table:table-cell>
          <table:table-cell office:value-type="string" calcext:value-type="string">
            <text:p>Chelse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16" office:value-type="string" calcext:value-type="string">
            <text:p>X</text:p>
          </table:table-cell>
          <table:table-cell table:style-name="ce137" office:value-type="string" calcext:value-type="string">
            <text:p>X</text:p>
          </table:table-cell>
          <table:table-cell table:style-name="ce98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style-name="ce19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oject Runway</text:p>
          </table:table-cell>
          <table:table-cell office:value-type="string" calcext:value-type="string">
            <text:p>Dayoun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16" office:value-type="string" calcext:value-type="string">
            <text:p>X</text:p>
          </table:table-cell>
          <table:table-cell table:style-name="ce137" office:value-type="string" calcext:value-type="string">
            <text:p>X</text:p>
          </table:table-cell>
          <table:table-cell table:style-name="ce98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style-name="ce19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oject Runway</text:p>
          </table:table-cell>
          <table:table-cell office:value-type="string" calcext:value-type="string">
            <text:p>Delvin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116" office:value-type="string" calcext:value-type="string">
            <text:p>X</text:p>
          </table:table-cell>
          <table:table-cell table:style-name="ce137" office:value-type="string" calcext:value-type="string">
            <text:p>X</text:p>
          </table:table-cell>
          <table:table-cell table:style-name="ce98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style-name="ce19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oject Runway</text:p>
          </table:table-cell>
          <table:table-cell office:value-type="string" calcext:value-type="string">
            <text:p>Geoffre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116" office:value-type="string" calcext:value-type="string">
            <text:p>X</text:p>
          </table:table-cell>
          <table:table-cell table:style-name="ce137" office:value-type="string" calcext:value-type="string">
            <text:p>X</text:p>
          </table:table-cell>
          <table:table-cell table:style-name="ce140" office:value-type="float" office:value="3" calcext:value-type="float">
            <text:p>3</text:p>
          </table:table-cell>
          <table:table-cell table:style-name="ce174" office:value-type="string" calcext:value-type="string">
            <text:p>X</text:p>
          </table:table-cell>
          <table:table-cell table:style-name="ce19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oject Runway</text:p>
          </table:table-cell>
          <table:table-cell office:value-type="string" calcext:value-type="string">
            <text:p>Marqui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116" office:value-type="string" calcext:value-type="string">
            <text:p>X</text:p>
          </table:table-cell>
          <table:table-cell table:style-name="ce137" office:value-type="string" calcext:value-type="string">
            <text:p>X</text:p>
          </table:table-cell>
          <table:table-cell table:style-name="ce98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style-name="ce19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oject Runway</text:p>
          </table:table-cell>
          <table:table-cell office:value-type="string" calcext:value-type="string">
            <text:p>Nanc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116" office:value-type="string" calcext:value-type="string">
            <text:p>X</text:p>
          </table:table-cell>
          <table:table-cell table:style-name="ce137" office:value-type="string" calcext:value-type="string">
            <text:p>X</text:p>
          </table:table-cell>
          <table:table-cell table:style-name="ce139" office:value-type="float" office:value="1" calcext:value-type="float">
            <text:p>1</text:p>
          </table:table-cell>
          <table:table-cell table:style-name="ce174" office:value-type="string" calcext:value-type="string">
            <text:p>X</text:p>
          </table:table-cell>
          <table:table-cell table:style-name="ce19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oject Runway</text:p>
          </table:table-cell>
          <table:table-cell office:value-type="string" calcext:value-type="string">
            <text:p>Sergio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117" office:value-type="string" calcext:value-type="string">
            <text:p>X</text:p>
          </table:table-cell>
          <table:table-cell table:style-name="ce138" office:value-type="string" calcext:value-type="string">
            <text:p>X</text:p>
          </table:table-cell>
          <table:table-cell table:style-name="ce139" office:value-type="float" office:value="1" calcext:value-type="float">
            <text:p>1</text:p>
          </table:table-cell>
          <table:table-cell table:style-name="ce175" office:value-type="string" calcext:value-type="string">
            <text:p>X</text:p>
          </table:table-cell>
          <table:table-cell table:style-name="ce194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oject Runway</text:p>
          </table:table-cell>
          <table:table-cell office:value-type="string" calcext:value-type="string">
            <text:p>Victoria C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117" office:value-type="string" calcext:value-type="string">
            <text:p>X</text:p>
          </table:table-cell>
          <table:table-cell table:style-name="ce138" office:value-type="string" calcext:value-type="string">
            <text:p>X</text:p>
          </table:table-cell>
          <table:table-cell table:style-name="ce139" office:value-type="float" office:value="1" calcext:value-type="float">
            <text:p>1</text:p>
          </table:table-cell>
          <table:table-cell table:style-name="ce175" office:value-type="string" calcext:value-type="string">
            <text:p>X</text:p>
          </table:table-cell>
          <table:table-cell table:style-name="ce194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ds Baking Championship</text:p>
          </table:table-cell>
          <table:table-cell office:value-type="string" calcext:value-type="string">
            <text:p>Liam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57" office:value-type="string" calcext:value-type="string">
            <text:p>X</text:p>
          </table:table-cell>
          <table:table-cell table:style-name="ce176" office:value-type="string" calcext:value-type="string">
            <text:p>X</text:p>
          </table:table-cell>
          <table:table-cell table:style-name="ce195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ds Baking Championship</text:p>
          </table:table-cell>
          <table:table-cell office:value-type="string" calcext:value-type="string">
            <text:p>Morgan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57" office:value-type="string" calcext:value-type="string">
            <text:p>X</text:p>
          </table:table-cell>
          <table:table-cell table:style-name="ce176" office:value-type="string" calcext:value-type="string">
            <text:p>X</text:p>
          </table:table-cell>
          <table:table-cell table:style-name="ce195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ds Baking Championship</text:p>
          </table:table-cell>
          <table:table-cell office:value-type="string" calcext:value-type="string">
            <text:p>Anthony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57" office:value-type="string" calcext:value-type="string">
            <text:p>X</text:p>
          </table:table-cell>
          <table:table-cell table:style-name="ce176" office:value-type="string" calcext:value-type="string">
            <text:p>X</text:p>
          </table:table-cell>
          <table:table-cell table:style-name="ce195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ds Baking Championship</text:p>
          </table:table-cell>
          <table:table-cell office:value-type="string" calcext:value-type="string">
            <text:p>Sam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57" office:value-type="string" calcext:value-type="string">
            <text:p>X</text:p>
          </table:table-cell>
          <table:table-cell table:style-name="ce176" office:value-type="string" calcext:value-type="string">
            <text:p>X</text:p>
          </table:table-cell>
          <table:table-cell table:style-name="ce195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ds Baking Championship</text:p>
          </table:table-cell>
          <table:table-cell office:value-type="string" calcext:value-type="string">
            <text:p>Graysen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 table:style-name="ce140" office:value-type="float" office:value="3" calcext:value-type="float">
            <text:p>3</text:p>
          </table:table-cell>
          <table:table-cell table:style-name="ce157" office:value-type="string" calcext:value-type="string">
            <text:p>X</text:p>
          </table:table-cell>
          <table:table-cell table:style-name="ce176" office:value-type="string" calcext:value-type="string">
            <text:p>X</text:p>
          </table:table-cell>
          <table:table-cell table:style-name="ce195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ds Baking Championship</text:p>
          </table:table-cell>
          <table:table-cell office:value-type="string" calcext:value-type="string">
            <text:p>Elise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57" office:value-type="string" calcext:value-type="string">
            <text:p>X</text:p>
          </table:table-cell>
          <table:table-cell table:style-name="ce176" office:value-type="string" calcext:value-type="string">
            <text:p>X</text:p>
          </table:table-cell>
          <table:table-cell table:style-name="ce195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ds Baking Championship</text:p>
          </table:table-cell>
          <table:table-cell office:value-type="string" calcext:value-type="string">
            <text:p>Salee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57" office:value-type="string" calcext:value-type="string">
            <text:p>X</text:p>
          </table:table-cell>
          <table:table-cell table:style-name="ce176" office:value-type="string" calcext:value-type="string">
            <text:p>X</text:p>
          </table:table-cell>
          <table:table-cell table:style-name="ce195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ds Baking Championship</text:p>
          </table:table-cell>
          <table:table-cell office:value-type="string" calcext:value-type="string">
            <text:p>Avne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57" office:value-type="string" calcext:value-type="string">
            <text:p>X</text:p>
          </table:table-cell>
          <table:table-cell table:style-name="ce176" office:value-type="string" calcext:value-type="string">
            <text:p>X</text:p>
          </table:table-cell>
          <table:table-cell table:style-name="ce195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ds Baking Championship</text:p>
          </table:table-cell>
          <table:table-cell office:value-type="string" calcext:value-type="string">
            <text:p>Reggie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57" office:value-type="string" calcext:value-type="string">
            <text:p>X</text:p>
          </table:table-cell>
          <table:table-cell table:style-name="ce176" office:value-type="string" calcext:value-type="string">
            <text:p>X</text:p>
          </table:table-cell>
          <table:table-cell table:style-name="ce195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ds Baking Championship</text:p>
          </table:table-cell>
          <table:table-cell office:value-type="string" calcext:value-type="string">
            <text:p>Naima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57" office:value-type="string" calcext:value-type="string">
            <text:p>X</text:p>
          </table:table-cell>
          <table:table-cell table:style-name="ce176" office:value-type="string" calcext:value-type="string">
            <text:p>X</text:p>
          </table:table-cell>
          <table:table-cell table:style-name="ce195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Natalie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Tyson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119" office:value-type="string" calcext:value-type="string">
            <text:p>X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Danni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19" office:value-type="string" calcext:value-type="string">
            <text:p>X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Sophie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119" office:value-type="string" calcext:value-type="string">
            <text:p>X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Jeremy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119" office:value-type="string" calcext:value-type="string">
            <text:p>X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Sandra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119" office:value-type="string" calcext:value-type="string">
            <text:p>X</text:p>
          </table:table-cell>
          <table:table-cell table:style-name="ce141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Ben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119" office:value-type="string" calcext:value-type="string">
            <text:p>X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Michele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119" office:value-type="string" calcext:value-type="string">
            <text:p>X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Wendell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119" office:value-type="string" calcext:value-type="string">
            <text:p>X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Adam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119" office:value-type="string" calcext:value-type="string">
            <text:p>X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Yul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119" office:value-type="string" calcext:value-type="string">
            <text:p>X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Sarah L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119" office:value-type="string" calcext:value-type="string">
            <text:p>X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Amber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19" office:value-type="string" calcext:value-type="string">
            <text:p>X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Rob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119" office:value-type="string" calcext:value-type="string">
            <text:p>X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Pavarti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119" office:value-type="string" calcext:value-type="string">
            <text:p>X</text:p>
          </table:table-cell>
          <table:table-cell table:style-name="ce141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Kim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119" office:value-type="string" calcext:value-type="string">
            <text:p>X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Denise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119" office:value-type="string" calcext:value-type="string">
            <text:p>X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Tony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119" office:value-type="string" calcext:value-type="string">
            <text:p>X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Nick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119" office:value-type="string" calcext:value-type="string">
            <text:p>X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Ethan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19" office:value-type="string" calcext:value-type="string">
            <text:p>X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p Chef</text:p>
          </table:table-cell>
          <table:table-cell office:value-type="string" calcext:value-type="string">
            <text:p>Angelo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83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120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58" office:value-type="string" calcext:value-type="string">
            <text:p>X</text:p>
          </table:table-cell>
          <table:table-cell table:style-name="ce177" office:value-type="float" office:value="1" calcext:value-type="float">
            <text:p>1</text:p>
          </table:table-cell>
          <table:table-cell table:style-name="ce19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p Chef</text:p>
          </table:table-cell>
          <table:table-cell office:value-type="string" calcext:value-type="string">
            <text:p>Brian M</text:p>
          </table:table-cell>
          <table:table-cell table:style-name="ce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84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21" office:value-type="string" calcext:value-type="string">
            <text:p>X</text:p>
          </table:table-cell>
          <table:table-cell table:style-name="ce143" office:value-type="string" calcext:value-type="string">
            <text:p>X</text:p>
          </table:table-cell>
          <table:table-cell table:style-name="ce159" office:value-type="string" calcext:value-type="string">
            <text:p>X</text:p>
          </table:table-cell>
          <table:table-cell table:style-name="ce178" office:value-type="float" office:value="1" calcext:value-type="float">
            <text:p>1</text:p>
          </table:table-cell>
          <table:table-cell table:style-name="ce19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p Chef</text:p>
          </table:table-cell>
          <table:table-cell office:value-type="string" calcext:value-type="string">
            <text:p>Bryan V</text:p>
          </table:table-cell>
          <table:table-cell table:style-name="ce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70" office:value-type="string" calcext:value-type="string">
            <text:p>X</text:p>
          </table:table-cell>
          <table:table-cell table:style-name="ce85" office:value-type="string" calcext:value-type="string">
            <text:p>X</text:p>
          </table:table-cell>
          <table:table-cell table:style-name="ce101" office:value-type="string" calcext:value-type="string">
            <text:p>X</text:p>
          </table:table-cell>
          <table:table-cell table:style-name="ce122" office:value-type="string" calcext:value-type="string">
            <text:p>X</text:p>
          </table:table-cell>
          <table:table-cell table:style-name="ce144" office:value-type="string" calcext:value-type="string">
            <text:p>X</text:p>
          </table:table-cell>
          <table:table-cell table:style-name="ce160" office:value-type="string" calcext:value-type="string">
            <text:p>X</text:p>
          </table:table-cell>
          <table:table-cell table:style-name="ce179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p Chef</text:p>
          </table:table-cell>
          <table:table-cell office:value-type="string" calcext:value-type="string">
            <text:p>Eric</text:p>
          </table:table-cell>
          <table:table-cell table:style-name="ce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table:style-name="ce86" office:value-type="string" calcext:value-type="string">
            <text:p>X</text:p>
          </table:table-cell>
          <table:table-cell table:style-name="ce102" office:value-type="string" calcext:value-type="string">
            <text:p>X</text:p>
          </table:table-cell>
          <table:table-cell table:style-name="ce123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61" office:value-type="string" calcext:value-type="string">
            <text:p>X</text:p>
          </table:table-cell>
          <table:table-cell table:style-name="ce180" office:value-type="float" office:value="1" calcext:value-type="float">
            <text:p>1</text:p>
          </table:table-cell>
          <table:table-cell table:style-name="ce19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p Chef</text:p>
          </table:table-cell>
          <table:table-cell office:value-type="string" calcext:value-type="string">
            <text:p>Gregory</text:p>
          </table:table-cell>
          <table:table-cell table:style-name="ce7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87" office:value-type="string" calcext:value-type="string">
            <text:p>X</text:p>
          </table:table-cell>
          <table:table-cell table:style-name="ce103" office:value-type="string" calcext:value-type="string">
            <text:p>X</text:p>
          </table:table-cell>
          <table:table-cell table:style-name="ce124" office:value-type="string" calcext:value-type="string">
            <text:p>X</text:p>
          </table:table-cell>
          <table:table-cell table:style-name="ce146" office:value-type="string" calcext:value-type="string">
            <text:p>X</text:p>
          </table:table-cell>
          <table:table-cell table:style-name="ce162" office:value-type="string" calcext:value-type="string">
            <text:p>X</text:p>
          </table:table-cell>
          <table:table-cell table:style-name="ce181" office:value-type="float" office:value="1" calcext:value-type="float">
            <text:p>1</text:p>
          </table:table-cell>
          <table:table-cell table:style-name="ce200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p Chef</text:p>
          </table:table-cell>
          <table:table-cell office:value-type="string" calcext:value-type="string">
            <text:p>Jamie</text:p>
          </table:table-cell>
          <table:table-cell table:style-name="ce8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73" office:value-type="string" calcext:value-type="string">
            <text:p>X</text:p>
          </table:table-cell>
          <table:table-cell table:style-name="ce88" office:value-type="string" calcext:value-type="string">
            <text:p>X</text:p>
          </table:table-cell>
          <table:table-cell table:style-name="ce104" office:value-type="string" calcext:value-type="string">
            <text:p>X</text:p>
          </table:table-cell>
          <table:table-cell table:style-name="ce125" office:value-type="string" calcext:value-type="string">
            <text:p>X</text:p>
          </table:table-cell>
          <table:table-cell table:style-name="ce147" office:value-type="string" calcext:value-type="string">
            <text:p>X</text:p>
          </table:table-cell>
          <table:table-cell table:style-name="ce163" office:value-type="string" calcext:value-type="string">
            <text:p>X</text:p>
          </table:table-cell>
          <table:table-cell table:style-name="ce182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p Chef</text:p>
          </table:table-cell>
          <table:table-cell office:value-type="string" calcext:value-type="string">
            <text:p>Jennifer</text:p>
          </table:table-cell>
          <table:table-cell table:style-name="ce9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40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89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126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64" office:value-type="string" calcext:value-type="string">
            <text:p>X</text:p>
          </table:table-cell>
          <table:table-cell table:style-name="ce183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p Chef</text:p>
          </table:table-cell>
          <table:table-cell office:value-type="string" calcext:value-type="string">
            <text:p>Joe</text:p>
          </table:table-cell>
          <table:table-cell table:style-name="ce10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75" office:value-type="string" calcext:value-type="string">
            <text:p>X</text:p>
          </table:table-cell>
          <table:table-cell table:style-name="ce90" office:value-type="string" calcext:value-type="string">
            <text:p>X</text:p>
          </table:table-cell>
          <table:table-cell table:style-name="ce106" office:value-type="string" calcext:value-type="string">
            <text:p>X</text:p>
          </table:table-cell>
          <table:table-cell table:style-name="ce127" office:value-type="string" calcext:value-type="string">
            <text:p>X</text:p>
          </table:table-cell>
          <table:table-cell table:style-name="ce149" office:value-type="string" calcext:value-type="string">
            <text:p>X</text:p>
          </table:table-cell>
          <table:table-cell table:style-name="ce165" office:value-type="string" calcext:value-type="string">
            <text:p>X</text:p>
          </table:table-cell>
          <table:table-cell table:style-name="ce184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p Chef</text:p>
          </table:table-cell>
          <table:table-cell office:value-type="string" calcext:value-type="string">
            <text:p>Karen</text:p>
          </table:table-cell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table:style-name="ce76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style-name="ce107" office:value-type="string" calcext:value-type="string">
            <text:p>X</text:p>
          </table:table-cell>
          <table:table-cell table:style-name="ce128" office:value-type="string" calcext:value-type="string">
            <text:p>X</text:p>
          </table:table-cell>
          <table:table-cell table:style-name="ce150" office:value-type="string" calcext:value-type="string">
            <text:p>X</text:p>
          </table:table-cell>
          <table:table-cell table:style-name="ce166" office:value-type="string" calcext:value-type="string">
            <text:p>X</text:p>
          </table:table-cell>
          <table:table-cell table:style-name="ce185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p Chef</text:p>
          </table:table-cell>
          <table:table-cell office:value-type="string" calcext:value-type="string">
            <text:p>Kevin</text:p>
          </table:table-cell>
          <table:table-cell table:style-name="ce1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59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style-name="ce129" office:value-type="string" calcext:value-type="string">
            <text:p>X</text:p>
          </table:table-cell>
          <table:table-cell table:style-name="ce151" office:value-type="string" calcext:value-type="string">
            <text:p>X</text:p>
          </table:table-cell>
          <table:table-cell table:style-name="ce167" office:value-type="string" calcext:value-type="string">
            <text:p>X</text:p>
          </table:table-cell>
          <table:table-cell table:style-name="ce186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p Chef</text:p>
          </table:table-cell>
          <table:table-cell office:value-type="string" calcext:value-type="string">
            <text:p>Lee Anne</text:p>
          </table:table-cell>
          <table:table-cell table:style-name="ce13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60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9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130" office:value-type="string" calcext:value-type="string">
            <text:p>X</text:p>
          </table:table-cell>
          <table:table-cell table:style-name="ce152" office:value-type="string" calcext:value-type="string">
            <text:p>X</text:p>
          </table:table-cell>
          <table:table-cell table:style-name="ce168" office:value-type="string" calcext:value-type="string">
            <text:p>X</text:p>
          </table:table-cell>
          <table:table-cell table:style-name="ce187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p Chef</text:p>
          </table:table-cell>
          <table:table-cell office:value-type="string" calcext:value-type="string">
            <text:p>Lisa</text:p>
          </table:table-cell>
          <table:table-cell table:style-name="ce1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61" office:value-type="string" calcext:value-type="string">
            <text:p>X</text:p>
          </table:table-cell>
          <table:table-cell table:style-name="ce79" office:value-type="string" calcext:value-type="string">
            <text:p>X</text:p>
          </table:table-cell>
          <table:table-cell table:style-name="ce94" office:value-type="string" calcext:value-type="string">
            <text:p>X</text:p>
          </table:table-cell>
          <table:table-cell table:style-name="ce110" office:value-type="string" calcext:value-type="string">
            <text:p>X</text:p>
          </table:table-cell>
          <table:table-cell table:style-name="ce131" office:value-type="string" calcext:value-type="string">
            <text:p>X</text:p>
          </table:table-cell>
          <table:table-cell table:style-name="ce153" office:value-type="string" calcext:value-type="string">
            <text:p>X</text:p>
          </table:table-cell>
          <table:table-cell table:style-name="ce169" office:value-type="string" calcext:value-type="string">
            <text:p>X</text:p>
          </table:table-cell>
          <table:table-cell table:style-name="ce188"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p Chef</text:p>
          </table:table-cell>
          <table:table-cell office:value-type="string" calcext:value-type="string">
            <text:p>Melissa</text:p>
          </table:table-cell>
          <table:table-cell table:style-name="ce15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style-name="ce62" office:value-type="string" calcext:value-type="string">
            <text:p>X</text:p>
          </table:table-cell>
          <table:table-cell table:style-name="ce80" office:value-type="string" calcext:value-type="string">
            <text:p>X</text:p>
          </table:table-cell>
          <table:table-cell table:style-name="ce95" office:value-type="string" calcext:value-type="string">
            <text:p>X</text:p>
          </table:table-cell>
          <table:table-cell table:style-name="ce111" office:value-type="string" calcext:value-type="string">
            <text:p>X</text:p>
          </table:table-cell>
          <table:table-cell table:style-name="ce132" office:value-type="string" calcext:value-type="string">
            <text:p>X</text:p>
          </table:table-cell>
          <table:table-cell table:style-name="ce154" office:value-type="string" calcext:value-type="string">
            <text:p>X</text:p>
          </table:table-cell>
          <table:table-cell table:style-name="ce170" office:value-type="string" calcext:value-type="string">
            <text:p>X</text:p>
          </table:table-cell>
          <table:table-cell table:style-name="ce189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p Chef</text:p>
          </table:table-cell>
          <table:table-cell office:value-type="string" calcext:value-type="string">
            <text:p>Nini</text:p>
          </table:table-cell>
          <table:table-cell table:style-name="ce16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81" office:value-type="string" calcext:value-type="string">
            <text:p>X</text:p>
          </table:table-cell>
          <table:table-cell table:style-name="ce96"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55" office:value-type="string" calcext:value-type="string">
            <text:p>X</text:p>
          </table:table-cell>
          <table:table-cell table:style-name="ce171" office:value-type="string" calcext:value-type="string">
            <text:p>X</text:p>
          </table:table-cell>
          <table:table-cell table:style-name="ce190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p Chef</text:p>
          </table:table-cell>
          <table:table-cell office:value-type="string" calcext:value-type="string">
            <text:p>Stephanie</text:p>
          </table:table-cell>
          <table:table-cell table:style-name="ce17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table:style-name="ce64" office:value-type="string" calcext:value-type="string">
            <text:p>X</text:p>
          </table:table-cell>
          <table:table-cell table:style-name="ce82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style-name="ce113" office:value-type="string" calcext:value-type="string">
            <text:p>X</text:p>
          </table:table-cell>
          <table:table-cell table:style-name="ce134" office:value-type="string" calcext:value-type="string">
            <text:p>X</text:p>
          </table:table-cell>
          <table:table-cell table:style-name="ce156" office:value-type="string" calcext:value-type="string">
            <text:p>X</text:p>
          </table:table-cell>
          <table:table-cell table:style-name="ce172" office:value-type="string" calcext:value-type="string">
            <text:p>X</text:p>
          </table:table-cell>
          <table:table-cell table:style-name="ce191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ontestants.G2:Contestants.G20 Contestants.G22:Contestants.G23 Contestants.G30:Contestants.G40 Contestants.C1:Contestants.F60 Contestants.C75:Contestants.F1048576">
            <calcext:condition calcext:apply-style-name="ConditionalStyle_154" calcext:value="=&quot;X&quot;" calcext:base-cell-address="Contestants.C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41:Contestants.G41">
            <calcext:condition calcext:apply-style-name="ConditionalStyle_153" calcext:value="=&quot;X&quot;" calcext:base-cell-address="Contestants.G41"/>
          </calcext:conditional-format>
          <calcext:conditional-format calcext:target-range-address="Contestants.C2:Contestants.I59 Contestants.L2:Contestants.L4 Contestants.L9:Contestants.L10 Contestants.L12:Contestants.L18 Contestants.L6:Contestants.L7 Contestants.L26:Contestants.L26 Contestants.L20:Contestants.L24 Contestants.L30:Contestants.N59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2:Contestants.K20 Contestants.J35:Contestants.K37 Contestants.J38:Contestants.J38 Contestants.J33:Contestants.J34 Contestants.J30:Contestants.K32 Contestants.J21:Contestants.J29 Contestants.J39:Contestants.K59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2:Contestants.J20">
            <calcext:condition calcext:apply-style-name="ConditionalStyle_152" calcext:value="=&quot;X&quot;" calcext:base-cell-address="Contestants.J2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2:Contestants.K20">
            <calcext:condition calcext:apply-style-name="ConditionalStyle_151" calcext:value="=&quot;X&quot;" calcext:base-cell-address="Contestants.K2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21:Contestants.J27">
            <calcext:condition calcext:apply-style-name="ConditionalStyle_150" calcext:value="=&quot;X&quot;" calcext:base-cell-address="Contestants.J2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28:Contestants.J29">
            <calcext:condition calcext:apply-style-name="ConditionalStyle_149" calcext:value="=&quot;X&quot;" calcext:base-cell-address="Contestants.J28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41:Contestants.J59">
            <calcext:condition calcext:apply-style-name="ConditionalStyle_148" calcext:value="=&quot;X&quot;" calcext:base-cell-address="Contestants.J4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21:Contestants.K29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21:Contestants.K27">
            <calcext:condition calcext:apply-style-name="ConditionalStyle_147" calcext:value="=&quot;X&quot;" calcext:base-cell-address="Contestants.K2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28:Contestants.K29">
            <calcext:condition calcext:apply-style-name="ConditionalStyle_146" calcext:value="=&quot;X&quot;" calcext:base-cell-address="Contestants.K28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M2:Contestants.N2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M2:Contestants.M20">
            <calcext:condition calcext:apply-style-name="ConditionalStyle_145" calcext:value="=&quot;X&quot;" calcext:base-cell-address="Contestants.M2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N2:Contestants.N20">
            <calcext:condition calcext:apply-style-name="ConditionalStyle_144" calcext:value="=&quot;X&quot;" calcext:base-cell-address="Contestants.N2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M21:Contestants.M29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M21:Contestants.M27">
            <calcext:condition calcext:apply-style-name="ConditionalStyle_135" calcext:value="=&quot;X&quot;" calcext:base-cell-address="Contestants.M2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M28:Contestants.M29">
            <calcext:condition calcext:apply-style-name="ConditionalStyle_134" calcext:value="=&quot;X&quot;" calcext:base-cell-address="Contestants.M28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N21:Contestants.N29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N21:Contestants.N27">
            <calcext:condition calcext:apply-style-name="ConditionalStyle_133" calcext:value="=&quot;X&quot;" calcext:base-cell-address="Contestants.N2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N28:Contestants.N29">
            <calcext:condition calcext:apply-style-name="ConditionalStyle_132" calcext:value="=&quot;X&quot;" calcext:base-cell-address="Contestants.N28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30:Contestants.L39">
            <calcext:condition calcext:apply-style-name="ConditionalStyle_115" calcext:value="=&quot;X&quot;" calcext:base-cell-address="Contestants.L30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M30:Contestants.M39">
            <calcext:condition calcext:apply-style-name="ConditionalStyle_114" calcext:value="=&quot;X&quot;" calcext:base-cell-address="Contestants.M30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N30:Contestants.N39">
            <calcext:condition calcext:apply-style-name="ConditionalStyle_113" calcext:value="=&quot;X&quot;" calcext:base-cell-address="Contestants.N30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60:Contestants.C6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D60:Contestants.D6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E60:Contestants.E6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F60:Contestants.F6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60:Contestants.G60">
            <calcext:condition calcext:apply-style-name="ConditionalStyle_104" calcext:value="=&quot;X&quot;" calcext:base-cell-address="Contestants.G60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60:Contestants.G6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60:Contestants.H60">
            <calcext:condition calcext:apply-style-name="ConditionalStyle_103" calcext:value="=&quot;X&quot;" calcext:base-cell-address="Contestants.H60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60:Contestants.H6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60:Contestants.I60">
            <calcext:condition calcext:apply-style-name="ConditionalStyle_102" calcext:value="=&quot;X&quot;" calcext:base-cell-address="Contestants.I60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60:Contestants.I6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60:Contestants.J60">
            <calcext:condition calcext:apply-style-name="ConditionalStyle_101" calcext:value="=&quot;X&quot;" calcext:base-cell-address="Contestants.J60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60:Contestants.J6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60:Contestants.K60">
            <calcext:condition calcext:apply-style-name="ConditionalStyle_100" calcext:value="=&quot;X&quot;" calcext:base-cell-address="Contestants.K60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60:Contestants.K6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60:Contestants.L60">
            <calcext:condition calcext:apply-style-name="ConditionalStyle_99" calcext:value="=&quot;X&quot;" calcext:base-cell-address="Contestants.L60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60:Contestants.L6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61:Contestants.F61">
            <calcext:condition calcext:apply-style-name="ConditionalStyle_98" calcext:value="=&quot;X&quot;" calcext:base-cell-address="Contestants.C6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61:Contestants.C6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D61:Contestants.D6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E61:Contestants.E6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F61:Contestants.F6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61:Contestants.G61">
            <calcext:condition calcext:apply-style-name="ConditionalStyle_97" calcext:value="=&quot;X&quot;" calcext:base-cell-address="Contestants.G6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61:Contestants.G6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61:Contestants.H61">
            <calcext:condition calcext:apply-style-name="ConditionalStyle_96" calcext:value="=&quot;X&quot;" calcext:base-cell-address="Contestants.H6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61:Contestants.H6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61:Contestants.I61">
            <calcext:condition calcext:apply-style-name="ConditionalStyle_95" calcext:value="=&quot;X&quot;" calcext:base-cell-address="Contestants.I6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61:Contestants.I6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61:Contestants.J61">
            <calcext:condition calcext:apply-style-name="ConditionalStyle_94" calcext:value="=&quot;X&quot;" calcext:base-cell-address="Contestants.J6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61:Contestants.J6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61:Contestants.K61">
            <calcext:condition calcext:apply-style-name="ConditionalStyle_93" calcext:value="=&quot;X&quot;" calcext:base-cell-address="Contestants.K6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61:Contestants.K6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61:Contestants.L61">
            <calcext:condition calcext:apply-style-name="ConditionalStyle_92" calcext:value="=&quot;X&quot;" calcext:base-cell-address="Contestants.L6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61:Contestants.L6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62:Contestants.F62">
            <calcext:condition calcext:apply-style-name="ConditionalStyle_91" calcext:value="=&quot;X&quot;" calcext:base-cell-address="Contestants.C62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62:Contestants.C6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D62:Contestants.D6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E62:Contestants.E6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F62:Contestants.F6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62:Contestants.G62">
            <calcext:condition calcext:apply-style-name="ConditionalStyle_90" calcext:value="=&quot;X&quot;" calcext:base-cell-address="Contestants.G62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62:Contestants.G6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62:Contestants.H62">
            <calcext:condition calcext:apply-style-name="ConditionalStyle_89" calcext:value="=&quot;X&quot;" calcext:base-cell-address="Contestants.H62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62:Contestants.H6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62:Contestants.I62">
            <calcext:condition calcext:apply-style-name="ConditionalStyle_88" calcext:value="=&quot;X&quot;" calcext:base-cell-address="Contestants.I62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62:Contestants.I6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62:Contestants.J62">
            <calcext:condition calcext:apply-style-name="ConditionalStyle_87" calcext:value="=&quot;X&quot;" calcext:base-cell-address="Contestants.J62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62:Contestants.J6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62:Contestants.K62">
            <calcext:condition calcext:apply-style-name="ConditionalStyle_86" calcext:value="=&quot;X&quot;" calcext:base-cell-address="Contestants.K62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62:Contestants.K6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62:Contestants.L62">
            <calcext:condition calcext:apply-style-name="ConditionalStyle_85" calcext:value="=&quot;X&quot;" calcext:base-cell-address="Contestants.L62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62:Contestants.L6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63:Contestants.F63">
            <calcext:condition calcext:apply-style-name="ConditionalStyle_84" calcext:value="=&quot;X&quot;" calcext:base-cell-address="Contestants.C63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63:Contestants.C6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D63:Contestants.D6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E63:Contestants.E6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F63:Contestants.F6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63:Contestants.G63">
            <calcext:condition calcext:apply-style-name="ConditionalStyle_83" calcext:value="=&quot;X&quot;" calcext:base-cell-address="Contestants.G63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63:Contestants.G6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63:Contestants.H63">
            <calcext:condition calcext:apply-style-name="ConditionalStyle_82" calcext:value="=&quot;X&quot;" calcext:base-cell-address="Contestants.H63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63:Contestants.H6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63:Contestants.I63">
            <calcext:condition calcext:apply-style-name="ConditionalStyle_81" calcext:value="=&quot;X&quot;" calcext:base-cell-address="Contestants.I63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63:Contestants.I6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63:Contestants.J63">
            <calcext:condition calcext:apply-style-name="ConditionalStyle_80" calcext:value="=&quot;X&quot;" calcext:base-cell-address="Contestants.J63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63:Contestants.J6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63:Contestants.K63">
            <calcext:condition calcext:apply-style-name="ConditionalStyle_79" calcext:value="=&quot;X&quot;" calcext:base-cell-address="Contestants.K63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63:Contestants.K6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63:Contestants.L63">
            <calcext:condition calcext:apply-style-name="ConditionalStyle_78" calcext:value="=&quot;X&quot;" calcext:base-cell-address="Contestants.L63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63:Contestants.L6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64:Contestants.F64">
            <calcext:condition calcext:apply-style-name="ConditionalStyle_77" calcext:value="=&quot;X&quot;" calcext:base-cell-address="Contestants.C64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64:Contestants.C6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D64:Contestants.D6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E64:Contestants.E6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F64:Contestants.F6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64:Contestants.G64">
            <calcext:condition calcext:apply-style-name="ConditionalStyle_76" calcext:value="=&quot;X&quot;" calcext:base-cell-address="Contestants.G64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64:Contestants.G6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64:Contestants.H64">
            <calcext:condition calcext:apply-style-name="ConditionalStyle_75" calcext:value="=&quot;X&quot;" calcext:base-cell-address="Contestants.H64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64:Contestants.H6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64:Contestants.I64">
            <calcext:condition calcext:apply-style-name="ConditionalStyle_74" calcext:value="=&quot;X&quot;" calcext:base-cell-address="Contestants.I64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64:Contestants.I6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64:Contestants.J64">
            <calcext:condition calcext:apply-style-name="ConditionalStyle_73" calcext:value="=&quot;X&quot;" calcext:base-cell-address="Contestants.J64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64:Contestants.J6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64:Contestants.K64">
            <calcext:condition calcext:apply-style-name="ConditionalStyle_72" calcext:value="=&quot;X&quot;" calcext:base-cell-address="Contestants.K64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64:Contestants.K6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64:Contestants.L64">
            <calcext:condition calcext:apply-style-name="ConditionalStyle_71" calcext:value="=&quot;X&quot;" calcext:base-cell-address="Contestants.L64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64:Contestants.L6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65:Contestants.F65">
            <calcext:condition calcext:apply-style-name="ConditionalStyle_70" calcext:value="=&quot;X&quot;" calcext:base-cell-address="Contestants.C65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65:Contestants.C65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D65:Contestants.D65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E65:Contestants.E65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F65:Contestants.F65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65:Contestants.G65">
            <calcext:condition calcext:apply-style-name="ConditionalStyle_69" calcext:value="=&quot;X&quot;" calcext:base-cell-address="Contestants.G65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65:Contestants.G65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65:Contestants.H65">
            <calcext:condition calcext:apply-style-name="ConditionalStyle_68" calcext:value="=&quot;X&quot;" calcext:base-cell-address="Contestants.H65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65:Contestants.H65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65:Contestants.I65">
            <calcext:condition calcext:apply-style-name="ConditionalStyle_67" calcext:value="=&quot;X&quot;" calcext:base-cell-address="Contestants.I65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65:Contestants.I65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65:Contestants.J65">
            <calcext:condition calcext:apply-style-name="ConditionalStyle_66" calcext:value="=&quot;X&quot;" calcext:base-cell-address="Contestants.J65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65:Contestants.J65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65:Contestants.K65">
            <calcext:condition calcext:apply-style-name="ConditionalStyle_65" calcext:value="=&quot;X&quot;" calcext:base-cell-address="Contestants.K65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65:Contestants.K65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65:Contestants.L65">
            <calcext:condition calcext:apply-style-name="ConditionalStyle_64" calcext:value="=&quot;X&quot;" calcext:base-cell-address="Contestants.L65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65:Contestants.L65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66:Contestants.F66">
            <calcext:condition calcext:apply-style-name="ConditionalStyle_63" calcext:value="=&quot;X&quot;" calcext:base-cell-address="Contestants.C66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66:Contestants.C66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D66:Contestants.D66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E66:Contestants.E66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F66:Contestants.F66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66:Contestants.G66">
            <calcext:condition calcext:apply-style-name="ConditionalStyle_62" calcext:value="=&quot;X&quot;" calcext:base-cell-address="Contestants.G66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66:Contestants.G66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66:Contestants.H66">
            <calcext:condition calcext:apply-style-name="ConditionalStyle_61" calcext:value="=&quot;X&quot;" calcext:base-cell-address="Contestants.H66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66:Contestants.H66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66:Contestants.I66">
            <calcext:condition calcext:apply-style-name="ConditionalStyle_60" calcext:value="=&quot;X&quot;" calcext:base-cell-address="Contestants.I66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66:Contestants.I66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66:Contestants.J66">
            <calcext:condition calcext:apply-style-name="ConditionalStyle_59" calcext:value="=&quot;X&quot;" calcext:base-cell-address="Contestants.J66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66:Contestants.J66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66:Contestants.K66">
            <calcext:condition calcext:apply-style-name="ConditionalStyle_58" calcext:value="=&quot;X&quot;" calcext:base-cell-address="Contestants.K66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66:Contestants.K66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66:Contestants.L66">
            <calcext:condition calcext:apply-style-name="ConditionalStyle_57" calcext:value="=&quot;X&quot;" calcext:base-cell-address="Contestants.L66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66:Contestants.L66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67:Contestants.F67">
            <calcext:condition calcext:apply-style-name="ConditionalStyle_56" calcext:value="=&quot;X&quot;" calcext:base-cell-address="Contestants.C67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67:Contestants.C67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D67:Contestants.D67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E67:Contestants.E67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F67:Contestants.F67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67:Contestants.G67">
            <calcext:condition calcext:apply-style-name="ConditionalStyle_55" calcext:value="=&quot;X&quot;" calcext:base-cell-address="Contestants.G67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67:Contestants.G67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67:Contestants.H67">
            <calcext:condition calcext:apply-style-name="ConditionalStyle_54" calcext:value="=&quot;X&quot;" calcext:base-cell-address="Contestants.H67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67:Contestants.H67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67:Contestants.I67">
            <calcext:condition calcext:apply-style-name="ConditionalStyle_53" calcext:value="=&quot;X&quot;" calcext:base-cell-address="Contestants.I67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67:Contestants.I67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67:Contestants.J67">
            <calcext:condition calcext:apply-style-name="ConditionalStyle_52" calcext:value="=&quot;X&quot;" calcext:base-cell-address="Contestants.J67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67:Contestants.J67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67:Contestants.K67">
            <calcext:condition calcext:apply-style-name="ConditionalStyle_51" calcext:value="=&quot;X&quot;" calcext:base-cell-address="Contestants.K67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67:Contestants.K67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67:Contestants.L67">
            <calcext:condition calcext:apply-style-name="ConditionalStyle_50" calcext:value="=&quot;X&quot;" calcext:base-cell-address="Contestants.L67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67:Contestants.L67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68:Contestants.F68">
            <calcext:condition calcext:apply-style-name="ConditionalStyle_49" calcext:value="=&quot;X&quot;" calcext:base-cell-address="Contestants.C68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68:Contestants.C68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D68:Contestants.D68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E68:Contestants.E68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F68:Contestants.F68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68:Contestants.G68">
            <calcext:condition calcext:apply-style-name="ConditionalStyle_48" calcext:value="=&quot;X&quot;" calcext:base-cell-address="Contestants.G68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68:Contestants.G68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68:Contestants.H68">
            <calcext:condition calcext:apply-style-name="ConditionalStyle_47" calcext:value="=&quot;X&quot;" calcext:base-cell-address="Contestants.H68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68:Contestants.H68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68:Contestants.I68">
            <calcext:condition calcext:apply-style-name="ConditionalStyle_46" calcext:value="=&quot;X&quot;" calcext:base-cell-address="Contestants.I68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68:Contestants.I68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68:Contestants.J68">
            <calcext:condition calcext:apply-style-name="ConditionalStyle_45" calcext:value="=&quot;X&quot;" calcext:base-cell-address="Contestants.J68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68:Contestants.J68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68:Contestants.K68">
            <calcext:condition calcext:apply-style-name="ConditionalStyle_44" calcext:value="=&quot;X&quot;" calcext:base-cell-address="Contestants.K68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68:Contestants.K68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68:Contestants.L68">
            <calcext:condition calcext:apply-style-name="ConditionalStyle_43" calcext:value="=&quot;X&quot;" calcext:base-cell-address="Contestants.L68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68:Contestants.L68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69:Contestants.F69">
            <calcext:condition calcext:apply-style-name="ConditionalStyle_42" calcext:value="=&quot;X&quot;" calcext:base-cell-address="Contestants.C69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69:Contestants.C69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D69:Contestants.D69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E69:Contestants.E69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F69:Contestants.F69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69:Contestants.G69">
            <calcext:condition calcext:apply-style-name="ConditionalStyle_41" calcext:value="=&quot;X&quot;" calcext:base-cell-address="Contestants.G69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69:Contestants.G69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69:Contestants.H69">
            <calcext:condition calcext:apply-style-name="ConditionalStyle_40" calcext:value="=&quot;X&quot;" calcext:base-cell-address="Contestants.H69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69:Contestants.H69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69:Contestants.I69">
            <calcext:condition calcext:apply-style-name="ConditionalStyle_39" calcext:value="=&quot;X&quot;" calcext:base-cell-address="Contestants.I69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69:Contestants.I69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69:Contestants.J69">
            <calcext:condition calcext:apply-style-name="ConditionalStyle_38" calcext:value="=&quot;X&quot;" calcext:base-cell-address="Contestants.J69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69:Contestants.J69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69:Contestants.K69">
            <calcext:condition calcext:apply-style-name="ConditionalStyle_37" calcext:value="=&quot;X&quot;" calcext:base-cell-address="Contestants.K69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69:Contestants.K69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69:Contestants.L69">
            <calcext:condition calcext:apply-style-name="ConditionalStyle_36" calcext:value="=&quot;X&quot;" calcext:base-cell-address="Contestants.L69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69:Contestants.L69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70:Contestants.F70">
            <calcext:condition calcext:apply-style-name="ConditionalStyle_35" calcext:value="=&quot;X&quot;" calcext:base-cell-address="Contestants.C70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70:Contestants.C7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D70:Contestants.D7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E70:Contestants.E7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F70:Contestants.F7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70:Contestants.G70">
            <calcext:condition calcext:apply-style-name="ConditionalStyle_34" calcext:value="=&quot;X&quot;" calcext:base-cell-address="Contestants.G70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70:Contestants.G7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70:Contestants.H70">
            <calcext:condition calcext:apply-style-name="ConditionalStyle_33" calcext:value="=&quot;X&quot;" calcext:base-cell-address="Contestants.H70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70:Contestants.H7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70:Contestants.I70">
            <calcext:condition calcext:apply-style-name="ConditionalStyle_32" calcext:value="=&quot;X&quot;" calcext:base-cell-address="Contestants.I70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70:Contestants.I7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70:Contestants.J70">
            <calcext:condition calcext:apply-style-name="ConditionalStyle_31" calcext:value="=&quot;X&quot;" calcext:base-cell-address="Contestants.J70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70:Contestants.J7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70:Contestants.K70">
            <calcext:condition calcext:apply-style-name="ConditionalStyle_30" calcext:value="=&quot;X&quot;" calcext:base-cell-address="Contestants.K70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70:Contestants.K7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70:Contestants.L70">
            <calcext:condition calcext:apply-style-name="ConditionalStyle_29" calcext:value="=&quot;X&quot;" calcext:base-cell-address="Contestants.L70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70:Contestants.L7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71:Contestants.F71">
            <calcext:condition calcext:apply-style-name="ConditionalStyle_28" calcext:value="=&quot;X&quot;" calcext:base-cell-address="Contestants.C7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71:Contestants.C7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D71:Contestants.D7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E71:Contestants.E7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F71:Contestants.F7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71:Contestants.G71">
            <calcext:condition calcext:apply-style-name="ConditionalStyle_27" calcext:value="=&quot;X&quot;" calcext:base-cell-address="Contestants.G7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71:Contestants.G7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71:Contestants.H71">
            <calcext:condition calcext:apply-style-name="ConditionalStyle_26" calcext:value="=&quot;X&quot;" calcext:base-cell-address="Contestants.H7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71:Contestants.H7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71:Contestants.I71">
            <calcext:condition calcext:apply-style-name="ConditionalStyle_25" calcext:value="=&quot;X&quot;" calcext:base-cell-address="Contestants.I7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71:Contestants.I7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71:Contestants.J71">
            <calcext:condition calcext:apply-style-name="ConditionalStyle_24" calcext:value="=&quot;X&quot;" calcext:base-cell-address="Contestants.J7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71:Contestants.J7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71:Contestants.K71">
            <calcext:condition calcext:apply-style-name="ConditionalStyle_23" calcext:value="=&quot;X&quot;" calcext:base-cell-address="Contestants.K7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71:Contestants.K7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71:Contestants.L71">
            <calcext:condition calcext:apply-style-name="ConditionalStyle_22" calcext:value="=&quot;X&quot;" calcext:base-cell-address="Contestants.L7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71:Contestants.L7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72:Contestants.F72">
            <calcext:condition calcext:apply-style-name="ConditionalStyle_21" calcext:value="=&quot;X&quot;" calcext:base-cell-address="Contestants.C72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72:Contestants.C7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D72:Contestants.D7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E72:Contestants.E7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F72:Contestants.F7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72:Contestants.G72">
            <calcext:condition calcext:apply-style-name="ConditionalStyle_20" calcext:value="=&quot;X&quot;" calcext:base-cell-address="Contestants.G72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72:Contestants.G7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72:Contestants.H72">
            <calcext:condition calcext:apply-style-name="ConditionalStyle_19" calcext:value="=&quot;X&quot;" calcext:base-cell-address="Contestants.H72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72:Contestants.H7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72:Contestants.I72">
            <calcext:condition calcext:apply-style-name="ConditionalStyle_18" calcext:value="=&quot;X&quot;" calcext:base-cell-address="Contestants.I72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72:Contestants.I7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72:Contestants.J72">
            <calcext:condition calcext:apply-style-name="ConditionalStyle_17" calcext:value="=&quot;X&quot;" calcext:base-cell-address="Contestants.J72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72:Contestants.J7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72:Contestants.K72">
            <calcext:condition calcext:apply-style-name="ConditionalStyle_16" calcext:value="=&quot;X&quot;" calcext:base-cell-address="Contestants.K72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72:Contestants.K7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72:Contestants.L72">
            <calcext:condition calcext:apply-style-name="ConditionalStyle_15" calcext:value="=&quot;X&quot;" calcext:base-cell-address="Contestants.L72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72:Contestants.L7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73:Contestants.F73">
            <calcext:condition calcext:apply-style-name="ConditionalStyle_14" calcext:value="=&quot;X&quot;" calcext:base-cell-address="Contestants.C73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73:Contestants.C7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D73:Contestants.D7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E73:Contestants.E7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F73:Contestants.F7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73:Contestants.G73">
            <calcext:condition calcext:apply-style-name="ConditionalStyle_13" calcext:value="=&quot;X&quot;" calcext:base-cell-address="Contestants.G73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73:Contestants.G7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73:Contestants.H73">
            <calcext:condition calcext:apply-style-name="ConditionalStyle_12" calcext:value="=&quot;X&quot;" calcext:base-cell-address="Contestants.H73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73:Contestants.H7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73:Contestants.I73">
            <calcext:condition calcext:apply-style-name="ConditionalStyle_11" calcext:value="=&quot;X&quot;" calcext:base-cell-address="Contestants.I73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73:Contestants.I7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73:Contestants.J73">
            <calcext:condition calcext:apply-style-name="ConditionalStyle_10" calcext:value="=&quot;X&quot;" calcext:base-cell-address="Contestants.J73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73:Contestants.J7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73:Contestants.K73">
            <calcext:condition calcext:apply-style-name="ConditionalStyle_9" calcext:value="=&quot;X&quot;" calcext:base-cell-address="Contestants.K73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73:Contestants.K7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73:Contestants.L73">
            <calcext:condition calcext:apply-style-name="ConditionalStyle_8" calcext:value="=&quot;X&quot;" calcext:base-cell-address="Contestants.L73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73:Contestants.L7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74:Contestants.F74">
            <calcext:condition calcext:apply-style-name="ConditionalStyle_7" calcext:value="=&quot;X&quot;" calcext:base-cell-address="Contestants.C74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C74:Contestants.C7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D74:Contestants.D7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E74:Contestants.E7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F74:Contestants.F7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74:Contestants.G74">
            <calcext:condition calcext:apply-style-name="ConditionalStyle_6" calcext:value="=&quot;X&quot;" calcext:base-cell-address="Contestants.G74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74:Contestants.G7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74:Contestants.H74">
            <calcext:condition calcext:apply-style-name="ConditionalStyle_5" calcext:value="=&quot;X&quot;" calcext:base-cell-address="Contestants.H74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H74:Contestants.H7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74:Contestants.I74">
            <calcext:condition calcext:apply-style-name="ConditionalStyle_4" calcext:value="=&quot;X&quot;" calcext:base-cell-address="Contestants.I74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I74:Contestants.I7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74:Contestants.J74">
            <calcext:condition calcext:apply-style-name="ConditionalStyle_3" calcext:value="=&quot;X&quot;" calcext:base-cell-address="Contestants.J74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J74:Contestants.J7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74:Contestants.K74">
            <calcext:condition calcext:apply-style-name="ConditionalStyle_2" calcext:value="=&quot;X&quot;" calcext:base-cell-address="Contestants.K74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K74:Contestants.K7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74:Contestants.L74">
            <calcext:condition calcext:apply-style-name="ConditionalStyle_1" calcext:value="=&quot;X&quot;" calcext:base-cell-address="Contestants.L74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L74:Contestants.L7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M67:Contestants.M67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M66:Contestants.M66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M65:Contestants.M65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M64:Contestants.M6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M63:Contestants.M6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M62:Contestants.M6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M61:Contestants.M6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M60:Contestants.M6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M68:Contestants.M68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M69:Contestants.M69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M70:Contestants.M7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M71:Contestants.M7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N74:Contestants.N7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M72:Contestants.M7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M73:Contestants.M7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M74:Contestants.M7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N60:Contestants.N6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N61:Contestants.N6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N62:Contestants.N6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N63:Contestants.N6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N64:Contestants.N64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N67:Contestants.N67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N66:Contestants.N66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N65:Contestants.N65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N68:Contestants.N68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N69:Contestants.N69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N70:Contestants.N7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N71:Contestants.N71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N72:Contestants.N72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N73:Contestants.N73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</calcext:conditional-formats>
      </table:table>
      <table:named-expressions>
        <table:named-range table:name="_xlchart.v1.0" table:base-cell-address="$Contestants.$A$1" table:cell-range-address="#REF!"/>
        <table:named-range table:name="_xlchart.v1.1" table:base-cell-address="$Contestants.$A$1" table:cell-range-address="#REF!"/>
        <table:named-range table:name="_xlchart.v1.2" table:base-cell-address="$Contestants.$A$1" table:cell-range-address="#REF!"/>
        <table:named-range table:name="_xlchart.v1.3" table:base-cell-address="$Contestants.$A$1" table:cell-range-address="#REF!"/>
        <table:named-range table:name="_xlchart.v1.4" table:base-cell-address="$Contestants.$A$1" table:cell-range-address="#REF!"/>
        <table:named-range table:name="_xlchart.v1.5" table:base-cell-address="$Contestants.$A$1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54" style:display-name="ConditionalStyle_154" style:family="table-cell" style:parent-style-name="Default">
      <style:table-cell-properties fo:background-color="#d0cece"/>
    </style:style>
    <style:style style:name="ConditionalStyle_5f_153" style:display-name="ConditionalStyle_153" style:family="table-cell" style:parent-style-name="Default">
      <style:table-cell-properties fo:background-color="#d0cece"/>
    </style:style>
    <style:style style:name="ConditionalStyle_5f_152" style:display-name="ConditionalStyle_152" style:family="table-cell" style:parent-style-name="Default">
      <style:table-cell-properties fo:background-color="#d0cece"/>
    </style:style>
    <style:style style:name="ConditionalStyle_5f_151" style:display-name="ConditionalStyle_151" style:family="table-cell" style:parent-style-name="Default">
      <style:table-cell-properties fo:background-color="#d0cece"/>
    </style:style>
    <style:style style:name="ConditionalStyle_5f_150" style:display-name="ConditionalStyle_150" style:family="table-cell" style:parent-style-name="Default">
      <style:table-cell-properties fo:background-color="#d0cece"/>
    </style:style>
    <style:style style:name="ConditionalStyle_5f_149" style:display-name="ConditionalStyle_149" style:family="table-cell" style:parent-style-name="Default">
      <style:table-cell-properties fo:background-color="#d0cece"/>
    </style:style>
    <style:style style:name="ConditionalStyle_5f_148" style:display-name="ConditionalStyle_148" style:family="table-cell" style:parent-style-name="Default">
      <style:table-cell-properties fo:background-color="#d0cece"/>
    </style:style>
    <style:style style:name="ConditionalStyle_5f_147" style:display-name="ConditionalStyle_147" style:family="table-cell" style:parent-style-name="Default">
      <style:table-cell-properties fo:background-color="#d0cece"/>
    </style:style>
    <style:style style:name="ConditionalStyle_5f_146" style:display-name="ConditionalStyle_146" style:family="table-cell" style:parent-style-name="Default">
      <style:table-cell-properties fo:background-color="#d0cece"/>
    </style:style>
    <style:style style:name="ConditionalStyle_5f_145" style:display-name="ConditionalStyle_145" style:family="table-cell" style:parent-style-name="Default">
      <style:table-cell-properties fo:background-color="#d0cece"/>
    </style:style>
    <style:style style:name="ConditionalStyle_5f_144" style:display-name="ConditionalStyle_144" style:family="table-cell" style:parent-style-name="Default">
      <style:table-cell-properties fo:background-color="#d0cece"/>
    </style:style>
    <style:style style:name="ConditionalStyle_5f_143" style:display-name="ConditionalStyle_143" style:family="table-cell" style:parent-style-name="Default">
      <style:table-cell-properties fo:background-color="#d0cece"/>
    </style:style>
    <style:style style:name="ConditionalStyle_5f_142" style:display-name="ConditionalStyle_142" style:family="table-cell" style:parent-style-name="Default">
      <style:table-cell-properties fo:background-color="#d0cece"/>
    </style:style>
    <style:style style:name="ConditionalStyle_5f_141" style:display-name="ConditionalStyle_141" style:family="table-cell" style:parent-style-name="Default">
      <style:table-cell-properties fo:background-color="#d0cece"/>
    </style:style>
    <style:style style:name="ConditionalStyle_5f_140" style:display-name="ConditionalStyle_140" style:family="table-cell" style:parent-style-name="Default">
      <style:table-cell-properties fo:background-color="#d0cece"/>
    </style:style>
    <style:style style:name="ConditionalStyle_5f_139" style:display-name="ConditionalStyle_139" style:family="table-cell" style:parent-style-name="Default">
      <style:table-cell-properties fo:background-color="#d0cece"/>
    </style:style>
    <style:style style:name="ConditionalStyle_5f_138" style:display-name="ConditionalStyle_138" style:family="table-cell" style:parent-style-name="Default">
      <style:table-cell-properties fo:background-color="#d0cece"/>
    </style:style>
    <style:style style:name="ConditionalStyle_5f_137" style:display-name="ConditionalStyle_137" style:family="table-cell" style:parent-style-name="Default">
      <style:table-cell-properties fo:background-color="#d0cece"/>
    </style:style>
    <style:style style:name="ConditionalStyle_5f_136" style:display-name="ConditionalStyle_136" style:family="table-cell" style:parent-style-name="Default">
      <style:table-cell-properties fo:background-color="#d0cece"/>
    </style:style>
    <style:style style:name="ConditionalStyle_5f_135" style:display-name="ConditionalStyle_135" style:family="table-cell" style:parent-style-name="Default">
      <style:table-cell-properties fo:background-color="#d0cece"/>
    </style:style>
    <style:style style:name="ConditionalStyle_5f_134" style:display-name="ConditionalStyle_134" style:family="table-cell" style:parent-style-name="Default">
      <style:table-cell-properties fo:background-color="#d0cece"/>
    </style:style>
    <style:style style:name="ConditionalStyle_5f_133" style:display-name="ConditionalStyle_133" style:family="table-cell" style:parent-style-name="Default">
      <style:table-cell-properties fo:background-color="#d0cece"/>
    </style:style>
    <style:style style:name="ConditionalStyle_5f_132" style:display-name="ConditionalStyle_132" style:family="table-cell" style:parent-style-name="Default">
      <style:table-cell-properties fo:background-color="#d0cece"/>
    </style:style>
    <style:style style:name="ConditionalStyle_5f_131" style:display-name="ConditionalStyle_131" style:family="table-cell" style:parent-style-name="Default">
      <style:table-cell-properties fo:background-color="#d0cece"/>
    </style:style>
    <style:style style:name="ConditionalStyle_5f_130" style:display-name="ConditionalStyle_130" style:family="table-cell" style:parent-style-name="Default">
      <style:table-cell-properties fo:background-color="#d0cece"/>
    </style:style>
    <style:style style:name="ConditionalStyle_5f_129" style:display-name="ConditionalStyle_129" style:family="table-cell" style:parent-style-name="Default">
      <style:table-cell-properties fo:background-color="#d0cece"/>
    </style:style>
    <style:style style:name="ConditionalStyle_5f_128" style:display-name="ConditionalStyle_128" style:family="table-cell" style:parent-style-name="Default">
      <style:table-cell-properties fo:background-color="#d0cece"/>
    </style:style>
    <style:style style:name="ConditionalStyle_5f_127" style:display-name="ConditionalStyle_127" style:family="table-cell" style:parent-style-name="Default">
      <style:table-cell-properties fo:background-color="#d0cece"/>
    </style:style>
    <style:style style:name="ConditionalStyle_5f_126" style:display-name="ConditionalStyle_126" style:family="table-cell" style:parent-style-name="Default">
      <style:table-cell-properties fo:background-color="#d0cece"/>
    </style:style>
    <style:style style:name="ConditionalStyle_5f_125" style:display-name="ConditionalStyle_125" style:family="table-cell" style:parent-style-name="Default">
      <style:table-cell-properties fo:background-color="#d0cece"/>
    </style:style>
    <style:style style:name="ConditionalStyle_5f_124" style:display-name="ConditionalStyle_124" style:family="table-cell" style:parent-style-name="Default">
      <style:table-cell-properties fo:background-color="#d0cece"/>
    </style:style>
    <style:style style:name="ConditionalStyle_5f_123" style:display-name="ConditionalStyle_123" style:family="table-cell" style:parent-style-name="Default">
      <style:table-cell-properties fo:background-color="#d0cece"/>
    </style:style>
    <style:style style:name="ConditionalStyle_5f_122" style:display-name="ConditionalStyle_122" style:family="table-cell" style:parent-style-name="Default">
      <style:table-cell-properties fo:background-color="#d0cece"/>
    </style:style>
    <style:style style:name="ConditionalStyle_5f_121" style:display-name="ConditionalStyle_121" style:family="table-cell" style:parent-style-name="Default">
      <style:table-cell-properties fo:background-color="#d0cece"/>
    </style:style>
    <style:style style:name="ConditionalStyle_5f_120" style:display-name="ConditionalStyle_120" style:family="table-cell" style:parent-style-name="Default">
      <style:table-cell-properties fo:background-color="#d0cece"/>
    </style:style>
    <style:style style:name="ConditionalStyle_5f_119" style:display-name="ConditionalStyle_119" style:family="table-cell" style:parent-style-name="Default">
      <style:table-cell-properties fo:background-color="#d0cece"/>
    </style:style>
    <style:style style:name="ConditionalStyle_5f_118" style:display-name="ConditionalStyle_118" style:family="table-cell" style:parent-style-name="Default">
      <style:table-cell-properties fo:background-color="#d0cece"/>
    </style:style>
    <style:style style:name="ConditionalStyle_5f_117" style:display-name="ConditionalStyle_117" style:family="table-cell" style:parent-style-name="Default">
      <style:table-cell-properties fo:background-color="#d0cece"/>
    </style:style>
    <style:style style:name="ConditionalStyle_5f_116" style:display-name="ConditionalStyle_116" style:family="table-cell" style:parent-style-name="Default">
      <style:table-cell-properties fo:background-color="#d0cece"/>
    </style:style>
    <style:style style:name="ConditionalStyle_5f_115" style:display-name="ConditionalStyle_115" style:family="table-cell" style:parent-style-name="Default">
      <style:table-cell-properties fo:background-color="#d0cece"/>
    </style:style>
    <style:style style:name="ConditionalStyle_5f_114" style:display-name="ConditionalStyle_114" style:family="table-cell" style:parent-style-name="Default">
      <style:table-cell-properties fo:background-color="#d0cece"/>
    </style:style>
    <style:style style:name="ConditionalStyle_5f_113" style:display-name="ConditionalStyle_113" style:family="table-cell" style:parent-style-name="Default">
      <style:table-cell-properties fo:background-color="#d0cece"/>
    </style:style>
    <style:style style:name="ConditionalStyle_5f_112" style:display-name="ConditionalStyle_112" style:family="table-cell" style:parent-style-name="Default">
      <style:table-cell-properties fo:background-color="#d0cece"/>
    </style:style>
    <style:style style:name="ConditionalStyle_5f_111" style:display-name="ConditionalStyle_111" style:family="table-cell" style:parent-style-name="Default">
      <style:table-cell-properties fo:background-color="#d0cece"/>
    </style:style>
    <style:style style:name="ConditionalStyle_5f_110" style:display-name="ConditionalStyle_110" style:family="table-cell" style:parent-style-name="Default">
      <style:table-cell-properties fo:background-color="#d0cece"/>
    </style:style>
    <style:style style:name="ConditionalStyle_5f_109" style:display-name="ConditionalStyle_109" style:family="table-cell" style:parent-style-name="Default">
      <style:table-cell-properties fo:background-color="#d0cece"/>
    </style:style>
    <style:style style:name="ConditionalStyle_5f_108" style:display-name="ConditionalStyle_108" style:family="table-cell" style:parent-style-name="Default">
      <style:table-cell-properties fo:background-color="#d0cece"/>
    </style:style>
    <style:style style:name="ConditionalStyle_5f_107" style:display-name="ConditionalStyle_107" style:family="table-cell" style:parent-style-name="Default">
      <style:table-cell-properties fo:background-color="#d0cece"/>
    </style:style>
    <style:style style:name="ConditionalStyle_5f_106" style:display-name="ConditionalStyle_106" style:family="table-cell" style:parent-style-name="Default">
      <style:table-cell-properties fo:background-color="#d0cece"/>
    </style:style>
    <style:style style:name="ConditionalStyle_5f_105" style:display-name="ConditionalStyle_105" style:family="table-cell" style:parent-style-name="Default">
      <style:table-cell-properties fo:background-color="#d0cece"/>
    </style:style>
    <style:style style:name="ConditionalStyle_5f_104" style:display-name="ConditionalStyle_104" style:family="table-cell" style:parent-style-name="Default">
      <style:table-cell-properties fo:background-color="#d0cece"/>
    </style:style>
    <style:style style:name="ConditionalStyle_5f_103" style:display-name="ConditionalStyle_103" style:family="table-cell" style:parent-style-name="Default">
      <style:table-cell-properties fo:background-color="#d0cece"/>
    </style:style>
    <style:style style:name="ConditionalStyle_5f_102" style:display-name="ConditionalStyle_102" style:family="table-cell" style:parent-style-name="Default">
      <style:table-cell-properties fo:background-color="#d0cece"/>
    </style:style>
    <style:style style:name="ConditionalStyle_5f_101" style:display-name="ConditionalStyle_101" style:family="table-cell" style:parent-style-name="Default">
      <style:table-cell-properties fo:background-color="#d0cece"/>
    </style:style>
    <style:style style:name="ConditionalStyle_5f_100" style:display-name="ConditionalStyle_100" style:family="table-cell" style:parent-style-name="Default">
      <style:table-cell-properties fo:background-color="#d0cece"/>
    </style:style>
    <style:style style:name="ConditionalStyle_5f_99" style:display-name="ConditionalStyle_99" style:family="table-cell" style:parent-style-name="Default">
      <style:table-cell-properties fo:background-color="#d0cece"/>
    </style:style>
    <style:style style:name="ConditionalStyle_5f_98" style:display-name="ConditionalStyle_98" style:family="table-cell" style:parent-style-name="Default">
      <style:table-cell-properties fo:background-color="#d0cece"/>
    </style:style>
    <style:style style:name="ConditionalStyle_5f_97" style:display-name="ConditionalStyle_97" style:family="table-cell" style:parent-style-name="Default">
      <style:table-cell-properties fo:background-color="#d0cece"/>
    </style:style>
    <style:style style:name="ConditionalStyle_5f_96" style:display-name="ConditionalStyle_96" style:family="table-cell" style:parent-style-name="Default">
      <style:table-cell-properties fo:background-color="#d0cece"/>
    </style:style>
    <style:style style:name="ConditionalStyle_5f_95" style:display-name="ConditionalStyle_95" style:family="table-cell" style:parent-style-name="Default">
      <style:table-cell-properties fo:background-color="#d0cece"/>
    </style:style>
    <style:style style:name="ConditionalStyle_5f_94" style:display-name="ConditionalStyle_94" style:family="table-cell" style:parent-style-name="Default">
      <style:table-cell-properties fo:background-color="#d0cece"/>
    </style:style>
    <style:style style:name="ConditionalStyle_5f_93" style:display-name="ConditionalStyle_93" style:family="table-cell" style:parent-style-name="Default">
      <style:table-cell-properties fo:background-color="#d0cece"/>
    </style:style>
    <style:style style:name="ConditionalStyle_5f_92" style:display-name="ConditionalStyle_92" style:family="table-cell" style:parent-style-name="Default">
      <style:table-cell-properties fo:background-color="#d0cece"/>
    </style:style>
    <style:style style:name="ConditionalStyle_5f_91" style:display-name="ConditionalStyle_91" style:family="table-cell" style:parent-style-name="Default">
      <style:table-cell-properties fo:background-color="#d0cece"/>
    </style:style>
    <style:style style:name="ConditionalStyle_5f_90" style:display-name="ConditionalStyle_90" style:family="table-cell" style:parent-style-name="Default">
      <style:table-cell-properties fo:background-color="#d0cece"/>
    </style:style>
    <style:style style:name="ConditionalStyle_5f_89" style:display-name="ConditionalStyle_89" style:family="table-cell" style:parent-style-name="Default">
      <style:table-cell-properties fo:background-color="#d0cece"/>
    </style:style>
    <style:style style:name="ConditionalStyle_5f_88" style:display-name="ConditionalStyle_88" style:family="table-cell" style:parent-style-name="Default">
      <style:table-cell-properties fo:background-color="#d0cece"/>
    </style:style>
    <style:style style:name="ConditionalStyle_5f_87" style:display-name="ConditionalStyle_87" style:family="table-cell" style:parent-style-name="Default">
      <style:table-cell-properties fo:background-color="#d0cece"/>
    </style:style>
    <style:style style:name="ConditionalStyle_5f_86" style:display-name="ConditionalStyle_86" style:family="table-cell" style:parent-style-name="Default">
      <style:table-cell-properties fo:background-color="#d0cece"/>
    </style:style>
    <style:style style:name="ConditionalStyle_5f_85" style:display-name="ConditionalStyle_85" style:family="table-cell" style:parent-style-name="Default">
      <style:table-cell-properties fo:background-color="#d0cece"/>
    </style:style>
    <style:style style:name="ConditionalStyle_5f_84" style:display-name="ConditionalStyle_84" style:family="table-cell" style:parent-style-name="Default">
      <style:table-cell-properties fo:background-color="#d0cece"/>
    </style:style>
    <style:style style:name="ConditionalStyle_5f_83" style:display-name="ConditionalStyle_83" style:family="table-cell" style:parent-style-name="Default">
      <style:table-cell-properties fo:background-color="#d0cece"/>
    </style:style>
    <style:style style:name="ConditionalStyle_5f_82" style:display-name="ConditionalStyle_82" style:family="table-cell" style:parent-style-name="Default">
      <style:table-cell-properties fo:background-color="#d0cece"/>
    </style:style>
    <style:style style:name="ConditionalStyle_5f_81" style:display-name="ConditionalStyle_81" style:family="table-cell" style:parent-style-name="Default">
      <style:table-cell-properties fo:background-color="#d0cece"/>
    </style:style>
    <style:style style:name="ConditionalStyle_5f_80" style:display-name="ConditionalStyle_80" style:family="table-cell" style:parent-style-name="Default">
      <style:table-cell-properties fo:background-color="#d0cece"/>
    </style:style>
    <style:style style:name="ConditionalStyle_5f_79" style:display-name="ConditionalStyle_79" style:family="table-cell" style:parent-style-name="Default">
      <style:table-cell-properties fo:background-color="#d0cece"/>
    </style:style>
    <style:style style:name="ConditionalStyle_5f_78" style:display-name="ConditionalStyle_78" style:family="table-cell" style:parent-style-name="Default">
      <style:table-cell-properties fo:background-color="#d0cece"/>
    </style:style>
    <style:style style:name="ConditionalStyle_5f_77" style:display-name="ConditionalStyle_77" style:family="table-cell" style:parent-style-name="Default">
      <style:table-cell-properties fo:background-color="#d0cece"/>
    </style:style>
    <style:style style:name="ConditionalStyle_5f_76" style:display-name="ConditionalStyle_76" style:family="table-cell" style:parent-style-name="Default">
      <style:table-cell-properties fo:background-color="#d0cece"/>
    </style:style>
    <style:style style:name="ConditionalStyle_5f_75" style:display-name="ConditionalStyle_75" style:family="table-cell" style:parent-style-name="Default">
      <style:table-cell-properties fo:background-color="#d0cece"/>
    </style:style>
    <style:style style:name="ConditionalStyle_5f_74" style:display-name="ConditionalStyle_74" style:family="table-cell" style:parent-style-name="Default">
      <style:table-cell-properties fo:background-color="#d0cece"/>
    </style:style>
    <style:style style:name="ConditionalStyle_5f_73" style:display-name="ConditionalStyle_73" style:family="table-cell" style:parent-style-name="Default">
      <style:table-cell-properties fo:background-color="#d0cece"/>
    </style:style>
    <style:style style:name="ConditionalStyle_5f_72" style:display-name="ConditionalStyle_72" style:family="table-cell" style:parent-style-name="Default">
      <style:table-cell-properties fo:background-color="#d0cece"/>
    </style:style>
    <style:style style:name="ConditionalStyle_5f_71" style:display-name="ConditionalStyle_71" style:family="table-cell" style:parent-style-name="Default">
      <style:table-cell-properties fo:background-color="#d0cece"/>
    </style:style>
    <style:style style:name="ConditionalStyle_5f_70" style:display-name="ConditionalStyle_70" style:family="table-cell" style:parent-style-name="Default">
      <style:table-cell-properties fo:background-color="#d0cece"/>
    </style:style>
    <style:style style:name="ConditionalStyle_5f_69" style:display-name="ConditionalStyle_69" style:family="table-cell" style:parent-style-name="Default">
      <style:table-cell-properties fo:background-color="#d0cece"/>
    </style:style>
    <style:style style:name="ConditionalStyle_5f_68" style:display-name="ConditionalStyle_68" style:family="table-cell" style:parent-style-name="Default">
      <style:table-cell-properties fo:background-color="#d0cece"/>
    </style:style>
    <style:style style:name="ConditionalStyle_5f_67" style:display-name="ConditionalStyle_67" style:family="table-cell" style:parent-style-name="Default">
      <style:table-cell-properties fo:background-color="#d0cece"/>
    </style:style>
    <style:style style:name="ConditionalStyle_5f_66" style:display-name="ConditionalStyle_66" style:family="table-cell" style:parent-style-name="Default">
      <style:table-cell-properties fo:background-color="#d0cece"/>
    </style:style>
    <style:style style:name="ConditionalStyle_5f_65" style:display-name="ConditionalStyle_65" style:family="table-cell" style:parent-style-name="Default">
      <style:table-cell-properties fo:background-color="#d0cece"/>
    </style:style>
    <style:style style:name="ConditionalStyle_5f_64" style:display-name="ConditionalStyle_64" style:family="table-cell" style:parent-style-name="Default">
      <style:table-cell-properties fo:background-color="#d0cece"/>
    </style:style>
    <style:style style:name="ConditionalStyle_5f_63" style:display-name="ConditionalStyle_63" style:family="table-cell" style:parent-style-name="Default">
      <style:table-cell-properties fo:background-color="#d0cece"/>
    </style:style>
    <style:style style:name="ConditionalStyle_5f_62" style:display-name="ConditionalStyle_62" style:family="table-cell" style:parent-style-name="Default">
      <style:table-cell-properties fo:background-color="#d0cece"/>
    </style:style>
    <style:style style:name="ConditionalStyle_5f_61" style:display-name="ConditionalStyle_61" style:family="table-cell" style:parent-style-name="Default">
      <style:table-cell-properties fo:background-color="#d0cece"/>
    </style:style>
    <style:style style:name="ConditionalStyle_5f_60" style:display-name="ConditionalStyle_60" style:family="table-cell" style:parent-style-name="Default">
      <style:table-cell-properties fo:background-color="#d0cece"/>
    </style:style>
    <style:style style:name="ConditionalStyle_5f_59" style:display-name="ConditionalStyle_59" style:family="table-cell" style:parent-style-name="Default">
      <style:table-cell-properties fo:background-color="#d0cece"/>
    </style:style>
    <style:style style:name="ConditionalStyle_5f_58" style:display-name="ConditionalStyle_58" style:family="table-cell" style:parent-style-name="Default">
      <style:table-cell-properties fo:background-color="#d0cece"/>
    </style:style>
    <style:style style:name="ConditionalStyle_5f_57" style:display-name="ConditionalStyle_57" style:family="table-cell" style:parent-style-name="Default">
      <style:table-cell-properties fo:background-color="#d0cece"/>
    </style:style>
    <style:style style:name="ConditionalStyle_5f_56" style:display-name="ConditionalStyle_56" style:family="table-cell" style:parent-style-name="Default">
      <style:table-cell-properties fo:background-color="#d0cece"/>
    </style:style>
    <style:style style:name="ConditionalStyle_5f_55" style:display-name="ConditionalStyle_55" style:family="table-cell" style:parent-style-name="Default">
      <style:table-cell-properties fo:background-color="#d0cece"/>
    </style:style>
    <style:style style:name="ConditionalStyle_5f_54" style:display-name="ConditionalStyle_54" style:family="table-cell" style:parent-style-name="Default">
      <style:table-cell-properties fo:background-color="#d0cece"/>
    </style:style>
    <style:style style:name="ConditionalStyle_5f_53" style:display-name="ConditionalStyle_53" style:family="table-cell" style:parent-style-name="Default">
      <style:table-cell-properties fo:background-color="#d0cece"/>
    </style:style>
    <style:style style:name="ConditionalStyle_5f_52" style:display-name="ConditionalStyle_52" style:family="table-cell" style:parent-style-name="Default">
      <style:table-cell-properties fo:background-color="#d0cece"/>
    </style:style>
    <style:style style:name="ConditionalStyle_5f_51" style:display-name="ConditionalStyle_51" style:family="table-cell" style:parent-style-name="Default">
      <style:table-cell-properties fo:background-color="#d0cece"/>
    </style:style>
    <style:style style:name="ConditionalStyle_5f_50" style:display-name="ConditionalStyle_50" style:family="table-cell" style:parent-style-name="Default">
      <style:table-cell-properties fo:background-color="#d0cece"/>
    </style:style>
    <style:style style:name="ConditionalStyle_5f_49" style:display-name="ConditionalStyle_49" style:family="table-cell" style:parent-style-name="Default">
      <style:table-cell-properties fo:background-color="#d0cece"/>
    </style:style>
    <style:style style:name="ConditionalStyle_5f_48" style:display-name="ConditionalStyle_48" style:family="table-cell" style:parent-style-name="Default">
      <style:table-cell-properties fo:background-color="#d0cece"/>
    </style:style>
    <style:style style:name="ConditionalStyle_5f_47" style:display-name="ConditionalStyle_47" style:family="table-cell" style:parent-style-name="Default">
      <style:table-cell-properties fo:background-color="#d0cece"/>
    </style:style>
    <style:style style:name="ConditionalStyle_5f_46" style:display-name="ConditionalStyle_46" style:family="table-cell" style:parent-style-name="Default">
      <style:table-cell-properties fo:background-color="#d0cece"/>
    </style:style>
    <style:style style:name="ConditionalStyle_5f_45" style:display-name="ConditionalStyle_45" style:family="table-cell" style:parent-style-name="Default">
      <style:table-cell-properties fo:background-color="#d0cece"/>
    </style:style>
    <style:style style:name="ConditionalStyle_5f_44" style:display-name="ConditionalStyle_44" style:family="table-cell" style:parent-style-name="Default">
      <style:table-cell-properties fo:background-color="#d0cece"/>
    </style:style>
    <style:style style:name="ConditionalStyle_5f_43" style:display-name="ConditionalStyle_43" style:family="table-cell" style:parent-style-name="Default">
      <style:table-cell-properties fo:background-color="#d0cece"/>
    </style:style>
    <style:style style:name="ConditionalStyle_5f_42" style:display-name="ConditionalStyle_42" style:family="table-cell" style:parent-style-name="Default">
      <style:table-cell-properties fo:background-color="#d0cece"/>
    </style:style>
    <style:style style:name="ConditionalStyle_5f_41" style:display-name="ConditionalStyle_41" style:family="table-cell" style:parent-style-name="Default">
      <style:table-cell-properties fo:background-color="#d0cece"/>
    </style:style>
    <style:style style:name="ConditionalStyle_5f_40" style:display-name="ConditionalStyle_40" style:family="table-cell" style:parent-style-name="Default">
      <style:table-cell-properties fo:background-color="#d0cece"/>
    </style:style>
    <style:style style:name="ConditionalStyle_5f_39" style:display-name="ConditionalStyle_39" style:family="table-cell" style:parent-style-name="Default">
      <style:table-cell-properties fo:background-color="#d0cece"/>
    </style:style>
    <style:style style:name="ConditionalStyle_5f_38" style:display-name="ConditionalStyle_38" style:family="table-cell" style:parent-style-name="Default">
      <style:table-cell-properties fo:background-color="#d0cece"/>
    </style:style>
    <style:style style:name="ConditionalStyle_5f_37" style:display-name="ConditionalStyle_37" style:family="table-cell" style:parent-style-name="Default">
      <style:table-cell-properties fo:background-color="#d0cece"/>
    </style:style>
    <style:style style:name="ConditionalStyle_5f_36" style:display-name="ConditionalStyle_36" style:family="table-cell" style:parent-style-name="Default">
      <style:table-cell-properties fo:background-color="#d0cece"/>
    </style:style>
    <style:style style:name="ConditionalStyle_5f_35" style:display-name="ConditionalStyle_35" style:family="table-cell" style:parent-style-name="Default">
      <style:table-cell-properties fo:background-color="#d0cece"/>
    </style:style>
    <style:style style:name="ConditionalStyle_5f_34" style:display-name="ConditionalStyle_34" style:family="table-cell" style:parent-style-name="Default">
      <style:table-cell-properties fo:background-color="#d0cece"/>
    </style:style>
    <style:style style:name="ConditionalStyle_5f_33" style:display-name="ConditionalStyle_33" style:family="table-cell" style:parent-style-name="Default">
      <style:table-cell-properties fo:background-color="#d0cece"/>
    </style:style>
    <style:style style:name="ConditionalStyle_5f_32" style:display-name="ConditionalStyle_32" style:family="table-cell" style:parent-style-name="Default">
      <style:table-cell-properties fo:background-color="#d0cece"/>
    </style:style>
    <style:style style:name="ConditionalStyle_5f_31" style:display-name="ConditionalStyle_31" style:family="table-cell" style:parent-style-name="Default">
      <style:table-cell-properties fo:background-color="#d0cece"/>
    </style:style>
    <style:style style:name="ConditionalStyle_5f_30" style:display-name="ConditionalStyle_30" style:family="table-cell" style:parent-style-name="Default">
      <style:table-cell-properties fo:background-color="#d0cece"/>
    </style:style>
    <style:style style:name="ConditionalStyle_5f_29" style:display-name="ConditionalStyle_29" style:family="table-cell" style:parent-style-name="Default">
      <style:table-cell-properties fo:background-color="#d0cece"/>
    </style:style>
    <style:style style:name="ConditionalStyle_5f_28" style:display-name="ConditionalStyle_28" style:family="table-cell" style:parent-style-name="Default">
      <style:table-cell-properties fo:background-color="#d0cece"/>
    </style:style>
    <style:style style:name="ConditionalStyle_5f_27" style:display-name="ConditionalStyle_27" style:family="table-cell" style:parent-style-name="Default">
      <style:table-cell-properties fo:background-color="#d0cece"/>
    </style:style>
    <style:style style:name="ConditionalStyle_5f_26" style:display-name="ConditionalStyle_26" style:family="table-cell" style:parent-style-name="Default">
      <style:table-cell-properties fo:background-color="#d0cece"/>
    </style:style>
    <style:style style:name="ConditionalStyle_5f_25" style:display-name="ConditionalStyle_25" style:family="table-cell" style:parent-style-name="Default">
      <style:table-cell-properties fo:background-color="#d0cece"/>
    </style:style>
    <style:style style:name="ConditionalStyle_5f_24" style:display-name="ConditionalStyle_24" style:family="table-cell" style:parent-style-name="Default">
      <style:table-cell-properties fo:background-color="#d0cece"/>
    </style:style>
    <style:style style:name="ConditionalStyle_5f_23" style:display-name="ConditionalStyle_23" style:family="table-cell" style:parent-style-name="Default">
      <style:table-cell-properties fo:background-color="#d0cece"/>
    </style:style>
    <style:style style:name="ConditionalStyle_5f_22" style:display-name="ConditionalStyle_22" style:family="table-cell" style:parent-style-name="Default">
      <style:table-cell-properties fo:background-color="#d0cece"/>
    </style:style>
    <style:style style:name="ConditionalStyle_5f_21" style:display-name="ConditionalStyle_21" style:family="table-cell" style:parent-style-name="Default">
      <style:table-cell-properties fo:background-color="#d0cece"/>
    </style:style>
    <style:style style:name="ConditionalStyle_5f_20" style:display-name="ConditionalStyle_20" style:family="table-cell" style:parent-style-name="Default">
      <style:table-cell-properties fo:background-color="#d0cece"/>
    </style:style>
    <style:style style:name="ConditionalStyle_5f_19" style:display-name="ConditionalStyle_19" style:family="table-cell" style:parent-style-name="Default">
      <style:table-cell-properties fo:background-color="#d0cece"/>
    </style:style>
    <style:style style:name="ConditionalStyle_5f_18" style:display-name="ConditionalStyle_18" style:family="table-cell" style:parent-style-name="Default">
      <style:table-cell-properties fo:background-color="#d0cece"/>
    </style:style>
    <style:style style:name="ConditionalStyle_5f_17" style:display-name="ConditionalStyle_17" style:family="table-cell" style:parent-style-name="Default">
      <style:table-cell-properties fo:background-color="#d0cece"/>
    </style:style>
    <style:style style:name="ConditionalStyle_5f_16" style:display-name="ConditionalStyle_16" style:family="table-cell" style:parent-style-name="Default">
      <style:table-cell-properties fo:background-color="#d0cece"/>
    </style:style>
    <style:style style:name="ConditionalStyle_5f_15" style:display-name="ConditionalStyle_15" style:family="table-cell" style:parent-style-name="Default">
      <style:table-cell-properties fo:background-color="#d0cece"/>
    </style:style>
    <style:style style:name="ConditionalStyle_5f_14" style:display-name="ConditionalStyle_14" style:family="table-cell" style:parent-style-name="Default">
      <style:table-cell-properties fo:background-color="#d0cece"/>
    </style:style>
    <style:style style:name="ConditionalStyle_5f_13" style:display-name="ConditionalStyle_13" style:family="table-cell" style:parent-style-name="Default">
      <style:table-cell-properties fo:background-color="#d0cece"/>
    </style:style>
    <style:style style:name="ConditionalStyle_5f_12" style:display-name="ConditionalStyle_12" style:family="table-cell" style:parent-style-name="Default">
      <style:table-cell-properties fo:background-color="#d0cece"/>
    </style:style>
    <style:style style:name="ConditionalStyle_5f_11" style:display-name="ConditionalStyle_11" style:family="table-cell" style:parent-style-name="Default">
      <style:table-cell-properties fo:background-color="#d0cece"/>
    </style:style>
    <style:style style:name="ConditionalStyle_5f_10" style:display-name="ConditionalStyle_10" style:family="table-cell" style:parent-style-name="Default">
      <style:table-cell-properties fo:background-color="#d0cece"/>
    </style:style>
    <style:style style:name="ConditionalStyle_5f_9" style:display-name="ConditionalStyle_9" style:family="table-cell" style:parent-style-name="Default">
      <style:table-cell-properties fo:background-color="#d0cece"/>
    </style:style>
    <style:style style:name="ConditionalStyle_5f_8" style:display-name="ConditionalStyle_8" style:family="table-cell" style:parent-style-name="Default">
      <style:table-cell-properties fo:background-color="#d0cece"/>
    </style:style>
    <style:style style:name="ConditionalStyle_5f_7" style:display-name="ConditionalStyle_7" style:family="table-cell" style:parent-style-name="Default">
      <style:table-cell-properties fo:background-color="#d0cece"/>
    </style:style>
    <style:style style:name="ConditionalStyle_5f_6" style:display-name="ConditionalStyle_6" style:family="table-cell" style:parent-style-name="Default">
      <style:table-cell-properties fo:background-color="#d0cece"/>
    </style:style>
    <style:style style:name="ConditionalStyle_5f_5" style:display-name="ConditionalStyle_5" style:family="table-cell" style:parent-style-name="Default">
      <style:table-cell-properties fo:background-color="#d0cece"/>
    </style:style>
    <style:style style:name="ConditionalStyle_5f_4" style:display-name="ConditionalStyle_4" style:family="table-cell" style:parent-style-name="Default">
      <style:table-cell-properties fo:background-color="#d0cece"/>
    </style:style>
    <style:style style:name="ConditionalStyle_5f_3" style:display-name="ConditionalStyle_3" style:family="table-cell" style:parent-style-name="Default">
      <style:table-cell-properties fo:background-color="#d0cece"/>
    </style:style>
    <style:style style:name="ConditionalStyle_5f_2" style:display-name="ConditionalStyle_2" style:family="table-cell" style:parent-style-name="Default">
      <style:table-cell-properties fo:background-color="#d0cece"/>
    </style:style>
    <style:style style:name="ConditionalStyle_5f_1" style:display-name="ConditionalStyle_1" style:family="table-cell" style:parent-style-name="Default">
      <style:table-cell-properties fo:background-color="#d0cece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ivot_20_Table" style:display-name="PageStyle_Pivot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" style:display-name="PageStyle_Tab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eek_20_10" style:display-name="PageStyle_Week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stants" style:display-name="PageStyle_Contestan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y_20_Show" style:display-name="PageStyle_By Sho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6" style:display-name="PageStyle_Week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Contestant" style:display-name="PageStyle_By Contesta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Nagle, Maddie [USA]</meta:initial-creator>
    <meta:creation-date>2020-02-12T15:57:21</meta:creation-date>
    <dc:date>2020-03-30T09:50:56.238160318</dc:date>
    <meta:generator>LibreOffice/6.4.0.3$MacOSX_X86_64 LibreOffice_project/b0a288ab3d2d4774cb44b62f04d5d28733ac6df8</meta:generator>
    <meta:editing-duration>PT18M11S</meta:editing-duration>
    <meta:editing-cycles>2</meta:editing-cycles>
    <meta:document-statistic meta:table-count="1" meta:cell-count="103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